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4.27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1.392cm"/>
    </style:style>
    <style:style style:name="co9" style:family="table-column">
      <style:table-column-properties fo:break-before="auto" style:column-width="1.03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1.863cm"/>
    </style:style>
    <style:style style:name="co14" style:family="table-column">
      <style:table-column-properties fo:break-before="auto" style:column-width="2.002cm"/>
    </style:style>
    <style:style style:name="co15" style:family="table-column">
      <style:table-column-properties fo:break-before="auto" style:column-width="1.919cm"/>
    </style:style>
    <style:style style:name="co16" style:family="table-column">
      <style:table-column-properties fo:break-before="auto" style:column-width="1.503cm"/>
    </style:style>
    <style:style style:name="co17" style:family="table-column">
      <style:table-column-properties fo:break-before="auto" style:column-width="0.504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4.551cm"/>
    </style:style>
    <style:style style:name="co21" style:family="table-column">
      <style:table-column-properties fo:break-before="auto" style:column-width="2.746cm"/>
    </style:style>
    <style:style style:name="co22" style:family="table-column">
      <style:table-column-properties fo:break-before="auto" style:column-width="0.665cm"/>
    </style:style>
    <style:style style:name="co23" style:family="table-column">
      <style:table-column-properties fo:break-before="auto" style:column-width="4.417cm"/>
    </style:style>
    <style:style style:name="co24" style:family="table-column">
      <style:table-column-properties fo:break-before="auto" style:column-width="1.753cm"/>
    </style:style>
    <style:style style:name="co25" style:family="table-column">
      <style:table-column-properties fo:break-before="auto" style:column-width="1.053cm"/>
    </style:style>
    <style:style style:name="co26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1.087cm"/>
    </style:style>
    <style:style style:name="co28" style:family="table-column">
      <style:table-column-properties fo:break-before="auto" style:column-width="0.637cm"/>
    </style:style>
    <style:style style:name="co29" style:family="table-column">
      <style:table-column-properties fo:break-before="auto" style:column-width="0.8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00cc00" fo:border="0.002cm solid #000000"/>
    </style:style>
    <style:style style:name="ce5" style:family="table-cell" style:parent-style-name="Default">
      <style:table-cell-properties fo:background-color="#00cc00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00cc00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00cc3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cc3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style:glyph-orientation-vertical="0" style:text-align-source="fix" style:repeat-content="false" style:direction="ltr"/>
      <style:paragraph-properties fo:text-align="end" fo:margin-left="0cm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ackground-color="#dddddd" fo:border="0.002cm solid #000000"/>
    </style:style>
    <style:style style:name="ce15" style:family="table-cell" style:parent-style-name="Default" style:data-style-name="N1">
      <style:table-cell-properties fo:background-color="#dddddd" fo:border="0.002cm solid #000000"/>
    </style:style>
    <style:style style:name="ce16" style:family="table-cell" style:parent-style-name="Default">
      <style:table-cell-properties fo:background-color="#ffff99" fo:border="0.002cm solid #000000"/>
    </style:style>
    <style:style style:name="ce17" style:family="table-cell" style:parent-style-name="Default" style:data-style-name="N1">
      <style:table-cell-properties fo:background-color="#ffff99" fo:border="0.002cm solid #000000"/>
    </style:style>
    <style:style style:name="ce18" style:family="table-cell" style:parent-style-name="Default">
      <style:table-cell-properties fo:background-color="#ffcc00" fo:border="0.002cm solid #000000"/>
    </style:style>
    <style:style style:name="ce19" style:family="table-cell" style:parent-style-name="Default" style:data-style-name="N1">
      <style:table-cell-properties fo:background-color="#ffcc00" fo:border="0.002cm solid #000000"/>
    </style:style>
    <style:style style:name="ce20" style:family="table-cell" style:parent-style-name="Default" style:data-style-name="N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style:font-name="Arial" style:font-name-asian="ＭＳ Ｐゴシック1" style:font-name-complex="Arial1"/>
    </style:style>
    <style:style style:name="ce22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9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4"/>
        <table:table-column table:style-name="co12" table:number-columns-repeated="2" table:default-cell-style-name="ce14"/>
        <table:table-column table:style-name="co10" table:default-cell-style-name="ce16"/>
        <table:table-column table:style-name="co12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8" table:default-cell-style-name="ce14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8" table:default-cell-style-name="ce18"/>
        <table:table-row table:style-name="ro1">
          <table:table-cell/>
          <table:table-cell office:value-type="string">
            <text:p>武器、防具参考</text:p>
          </table:table-cell>
          <table:table-cell table:number-columns-repeated="2"/>
          <table:table-cell table:style-name="Default" table:number-columns-repeated="3"/>
          <table:table-cell table:number-columns-repeated="8"/>
          <table:table-cell table:style-name="Default" table:number-columns-repeated="14"/>
        </table:table-row>
        <table:table-row table:style-name="ro1">
          <table:table-cell table:number-columns-repeated="4"/>
          <table:table-cell table:style-name="Default" table:number-columns-repeated="3"/>
          <table:table-cell office:value-type="string">
            <text:p>上昇値</text:p>
          </table:table-cell>
          <table:table-cell table:number-columns-repeated="7"/>
          <table:table-cell table:style-name="Default" table:number-columns-repeated="14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>
            <text:p>装備上昇値基準（能力）</text:p>
          </table:table-cell>
          <table:table-cell table:style-name="Default"/>
          <table:table-cell office:value-type="string">
            <text:p>防具</text:p>
          </table:table-cell>
          <table:table-cell table:number-columns-repeated="7"/>
          <table:table-cell table:style-name="Default" office:value-type="string">
            <text:p>武器</text:p>
          </table:table-cell>
          <table:table-cell table:style-name="Default" table:number-columns-repeated="5"/>
          <table:table-cell table:style-name="Default" office:value-type="string">
            <text:p>杖</text:p>
          </table:table-cell>
          <table:table-cell table:style-name="Default" table:number-columns-repeated="2"/>
          <table:table-cell table:style-name="Default" office:value-type="string">
            <text:p>銃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>
            <text:p>能力平均的（自動）</text:p>
          </table:table-cell>
          <table:table-cell/>
          <table:table-cell office:value-type="string">
            <text:p>LV入力は装備必要レベル+20がちょうどいい</text:p>
          </table:table-cell>
          <table:table-cell table:style-name="Default" table:number-columns-repeated="3"/>
          <table:table-cell office:value-type="string">
            <text:p>頭</text:p>
          </table:table-cell>
          <table:table-cell office:value-type="string">
            <text:p>胴体</text:p>
          </table:table-cell>
          <table:table-cell office:value-type="string">
            <text:p>腕</text:p>
          </table:table-cell>
          <table:table-cell office:value-type="string">
            <text:p>足</text:p>
          </table:table-cell>
          <table:table-cell office:value-type="string">
            <text:p>魔頭</text:p>
          </table:table-cell>
          <table:table-cell office:value-type="string">
            <text:p>魔胴体</text:p>
          </table:table-cell>
          <table:table-cell office:value-type="string">
            <text:p>魔腕</text:p>
          </table:table-cell>
          <table:table-cell office:value-type="string">
            <text:p>魔足</text:p>
          </table:table-cell>
          <table:table-cell table:style-name="ce2" office:value-type="string">
            <text:p>剣</text:p>
          </table:table-cell>
          <table:table-cell table:style-name="ce2" office:value-type="string">
            <text:p>槍</text:p>
          </table:table-cell>
          <table:table-cell table:style-name="ce2" office:value-type="string">
            <text:p>斧</text:p>
          </table:table-cell>
          <table:table-cell table:style-name="ce2" office:value-type="string">
            <text:p>鞭</text:p>
          </table:table-cell>
          <table:table-cell table:style-name="ce2" office:value-type="string">
            <text:p>弓</text:p>
          </table:table-cell>
          <table:table-cell table:style-name="ce2" office:value-type="string">
            <text:p>投具</text:p>
          </table:table-cell>
          <table:table-cell table:style-name="ce2" office:value-type="string">
            <text:p>祭器</text:p>
          </table:table-cell>
          <table:table-cell table:style-name="ce2" office:value-type="string">
            <text:p>棍</text:p>
          </table:table-cell>
          <table:table-cell table:style-name="ce2" office:value-type="string">
            <text:p>拳闘具</text:p>
          </table:table-cell>
          <table:table-cell table:style-name="ce2" office:value-type="string">
            <text:p>ハンドガン</text:p>
          </table:table-cell>
          <table:table-cell table:style-name="ce2" office:value-type="string">
            <text:p>ショットガン</text:p>
          </table:table-cell>
          <table:table-cell table:style-name="ce2" office:value-type="string">
            <text:p>マシンガン</text:p>
          </table:table-cell>
          <table:table-cell table:style-name="ce2" office:value-type="string">
            <text:p>ライフル</text:p>
          </table:table-cell>
          <table:table-cell table:style-name="ce2" office:value-type="string">
            <text:p>手榴弾</text:p>
          </table:table-cell>
        </table:table-row>
        <table:table-row table:style-name="ro2">
          <table:table-cell/>
          <table:table-cell table:style-name="ce1" office:value-type="string">
            <text:p>LV</text:p>
          </table:table-cell>
          <table:table-cell table:style-name="ce3" office:value-type="float" office:value="60">
            <text:p>60</text:p>
          </table:table-cell>
          <table:table-cell office:value-type="string">
            <text:p>LV*1.5+力*1.5+耐/2</text:p>
          </table:table-cell>
          <table:table-cell office:value-type="string">
            <text:p>攻撃</text:p>
          </table:table-cell>
          <table:table-cell table:formula="of:=ROUNDDOWN([.C5]*1.5+[.C7]*1.5+[.C10]*0.5;0)" office:value-type="float" office:value="126">
            <text:p>126</text:p>
          </table:table-cell>
          <table:table-cell office:value-type="string">
            <text:p>攻撃</text:p>
          </table:table-cell>
          <table:table-cell table:style-name="ce14" table:number-columns-repeated="4"/>
          <table:table-cell table:style-name="ce16" table:number-columns-repeated="4"/>
          <table:table-cell table:style-name="ce15" table:formula="of:=[.$F5]*[.P$13]" office:value-type="float" office:value="126">
            <text:p>126</text:p>
          </table:table-cell>
          <table:table-cell table:style-name="ce15" table:formula="of:=[.$F5]*[.Q$13]" office:value-type="float" office:value="151.2">
            <text:p>151</text:p>
          </table:table-cell>
          <table:table-cell table:style-name="ce15" table:formula="of:=[.$F5]*[.R$13]" office:value-type="float" office:value="176.4">
            <text:p>176</text:p>
          </table:table-cell>
          <table:table-cell table:style-name="ce17" table:formula="of:=[.$F5]*[.S$13]" office:value-type="float" office:value="100.8">
            <text:p>101</text:p>
          </table:table-cell>
          <table:table-cell table:style-name="ce17" table:formula="of:=[.$F5]*[.T$13]" office:value-type="float" office:value="163.8">
            <text:p>164</text:p>
          </table:table-cell>
          <table:table-cell table:style-name="ce17" table:formula="of:=[.$F5]*[.U$13]" office:value-type="float" office:value="94.5">
            <text:p>95</text:p>
          </table:table-cell>
          <table:table-cell table:style-name="ce17" table:formula="of:=[.$F5]*[.V$13]" office:value-type="float" office:value="63">
            <text:p>63</text:p>
          </table:table-cell>
          <table:table-cell table:style-name="ce17" table:formula="of:=[.$F5]*[.W$13]" office:value-type="float" office:value="113.4">
            <text:p>113</text:p>
          </table:table-cell>
          <table:table-cell table:style-name="ce15" table:formula="of:=[.$F5]*[.X$13]" office:value-type="float" office:value="138.6">
            <text:p>139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能力合計基準</text:p>
          </table:table-cell>
          <table:table-cell table:style-name="ce4" table:formula="of:=18+ROUNDDOWN([.C5]*1.5;0)" office:value-type="float" office:value="108">
            <text:p>108</text:p>
          </table:table-cell>
          <table:table-cell office:value-type="string">
            <text:p>LV <text:s text:c="3"/>+速*1.5+運/2</text:p>
          </table:table-cell>
          <table:table-cell office:value-type="string">
            <text:p>命中</text:p>
          </table:table-cell>
          <table:table-cell table:formula="of:=ROUNDDOWN([.C5];0)+ROUNDDOWN([.C11]*1.5;0)+ROUNDDOWN([.C12]*0.5;0)" office:value-type="float" office:value="96">
            <text:p>96</text:p>
          </table:table-cell>
          <table:table-cell office:value-type="string">
            <text:p>命中</text:p>
          </table:table-cell>
          <table:table-cell table:style-name="ce14" table:number-columns-repeated="4"/>
          <table:table-cell table:style-name="ce16" table:number-columns-repeated="4"/>
          <table:table-cell table:formula="of:=[.$F6]+[.P$14]" office:value-type="float" office:value="106">
            <text:p>106</text:p>
          </table:table-cell>
          <table:table-cell table:formula="of:=[.$F6]+[.Q$14]" office:value-type="float" office:value="91">
            <text:p>91</text:p>
          </table:table-cell>
          <table:table-cell table:formula="of:=[.$F6]+[.R$14]" office:value-type="float" office:value="81">
            <text:p>81</text:p>
          </table:table-cell>
          <table:table-cell table:formula="of:=[.$F6]+[.S$14]" office:value-type="float" office:value="111">
            <text:p>111</text:p>
          </table:table-cell>
          <table:table-cell table:formula="of:=[.$F6]+[.T$14]" office:value-type="float" office:value="76">
            <text:p>76</text:p>
          </table:table-cell>
          <table:table-cell table:formula="of:=[.$F6]+[.U$14]" office:value-type="float" office:value="111">
            <text:p>111</text:p>
          </table:table-cell>
          <table:table-cell table:formula="of:=[.$F6]+[.V$14]" office:value-type="float" office:value="86">
            <text:p>86</text:p>
          </table:table-cell>
          <table:table-cell table:formula="of:=[.$F6]+[.W$14]" office:value-type="float" office:value="111">
            <text:p>111</text:p>
          </table:table-cell>
          <table:table-cell table:formula="of:=[.$F6]+[.X$14]" office:value-type="float" office:value="111">
            <text:p>111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力</text:p>
          </table:table-cell>
          <table:table-cell table:style-name="ce5" table:formula="of:=ROUND([.C6]/6;0)" office:value-type="float" office:value="18">
            <text:p>18</text:p>
          </table:table-cell>
          <table:table-cell office:value-type="string">
            <text:p>LV <text:s text:c="3"/>+耐 <text:s text:c="3"/>+(力+耐*2)/2</text:p>
          </table:table-cell>
          <table:table-cell office:value-type="string">
            <text:p>防御</text:p>
          </table:table-cell>
          <table:table-cell table:formula="of:=ROUNDDOWN([.C5]+[.C10]+ROUNDDOWN(([.C7]+[.C10]*2)/2;0);0)" office:value-type="float" office:value="105">
            <text:p>105</text:p>
          </table:table-cell>
          <table:table-cell office:value-type="string">
            <text:p>防御</text:p>
          </table:table-cell>
          <table:table-cell table:style-name="ce15" table:formula="of:=[.$F7]*[.H$15]" office:value-type="float" office:value="21">
            <text:p>21</text:p>
          </table:table-cell>
          <table:table-cell table:style-name="ce15" table:formula="of:=[.$F7]*[.I$15]" office:value-type="float" office:value="42">
            <text:p>42</text:p>
          </table:table-cell>
          <table:table-cell table:style-name="ce15" table:formula="of:=[.$F7]*[.J$15]" office:value-type="float" office:value="26.25">
            <text:p>26</text:p>
          </table:table-cell>
          <table:table-cell table:style-name="ce15" table:formula="of:=[.$F7]*[.K$15]" office:value-type="float" office:value="15.75">
            <text:p>16</text:p>
          </table:table-cell>
          <table:table-cell table:style-name="ce17" table:formula="of:=[.$F7]*[.L$15]" office:value-type="float" office:value="15.75">
            <text:p>16</text:p>
          </table:table-cell>
          <table:table-cell table:style-name="ce17" table:formula="of:=[.$F7]*[.M$15]" office:value-type="float" office:value="36.75">
            <text:p>37</text:p>
          </table:table-cell>
          <table:table-cell table:style-name="ce17" table:formula="of:=[.$F7]*[.N$15]" office:value-type="float" office:value="21">
            <text:p>21</text:p>
          </table:table-cell>
          <table:table-cell table:style-name="ce17" table:formula="of:=[.$F7]*[.O$15]" office:value-type="float" office:value="10.5">
            <text:p>11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string">
            <text:p>知恵</text:p>
          </table:table-cell>
          <table:table-cell table:style-name="ce5" table:formula="of:=ROUND(([.C6]-[.C7])/5;0)" office:value-type="float" office:value="18">
            <text:p>18</text:p>
          </table:table-cell>
          <table:table-cell office:value-type="string">
            <text:p>LV <text:s text:c="3"/>+速*1.5+運/2</text:p>
          </table:table-cell>
          <table:table-cell office:value-type="string">
            <text:p>回避</text:p>
          </table:table-cell>
          <table:table-cell table:style-name="ce10" table:formula="of:=ROUNDDOWN([.C5];0)+ROUNDDOWN([.C11]*1.5;0)+ROUNDDOWN([.C12]*0.5;0)" office:value-type="float" office:value="96">
            <text:p>96</text:p>
          </table:table-cell>
          <table:table-cell office:value-type="string">
            <text:p>回避</text:p>
          </table:table-cell>
          <table:table-cell table:style-name="ce15" table:formula="of:=[.$F8]*[.H$16]" office:value-type="float" office:value="14.4">
            <text:p>14</text:p>
          </table:table-cell>
          <table:table-cell table:style-name="ce15" table:formula="of:=[.$F8]*[.I$16]" office:value-type="float" office:value="28.8">
            <text:p>29</text:p>
          </table:table-cell>
          <table:table-cell table:style-name="ce15" table:formula="of:=[.$F8]*[.J$16]" office:value-type="float" office:value="14.4">
            <text:p>14</text:p>
          </table:table-cell>
          <table:table-cell table:style-name="ce15" table:formula="of:=[.$F8]*[.K$16]" office:value-type="float" office:value="38.4">
            <text:p>38</text:p>
          </table:table-cell>
          <table:table-cell table:style-name="ce17" table:formula="of:=[.$F8]*[.L$16]" office:value-type="float" office:value="9.6">
            <text:p>10</text:p>
          </table:table-cell>
          <table:table-cell table:style-name="ce17" table:formula="of:=[.$F8]*[.M$16]" office:value-type="float" office:value="24">
            <text:p>24</text:p>
          </table:table-cell>
          <table:table-cell table:style-name="ce17" table:formula="of:=[.$F8]*[.N$16]" office:value-type="float" office:value="9.6">
            <text:p>10</text:p>
          </table:table-cell>
          <table:table-cell table:style-name="ce17" table:formula="of:=[.$F8]*[.O$16]" office:value-type="float" office:value="33.6">
            <text:p>34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string">
            <text:p>魔力</text:p>
          </table:table-cell>
          <table:table-cell table:style-name="ce5" table:formula="of:=ROUND(([.C6]-[.C7]-[.C8])/4;0)" office:value-type="float" office:value="18">
            <text:p>18</text:p>
          </table:table-cell>
          <table:table-cell office:value-type="string">
            <text:p>LV*1.5+魔*1.5+知</text:p>
          </table:table-cell>
          <table:table-cell office:value-type="string">
            <text:p>魔法威力</text:p>
          </table:table-cell>
          <table:table-cell table:formula="of:=ROUNDDOWN([.C5]*1.5+[.C9]*1.5+[.C8];0)" office:value-type="float" office:value="135">
            <text:p>135</text:p>
          </table:table-cell>
          <table:table-cell office:value-type="string">
            <text:p>魔法威力</text:p>
          </table:table-cell>
          <table:table-cell table:style-name="ce15" table:number-columns-repeated="4"/>
          <table:table-cell table:style-name="ce17" table:formula="of:=[.$F9]*[.L$17]" office:value-type="float" office:value="6.75">
            <text:p>7</text:p>
          </table:table-cell>
          <table:table-cell table:style-name="ce17" table:formula="of:=[.$F9]*[.M$17]" office:value-type="float" office:value="6.75">
            <text:p>7</text:p>
          </table:table-cell>
          <table:table-cell table:style-name="ce17" table:formula="of:=[.$F9]*[.N$17]" office:value-type="float" office:value="6.75">
            <text:p>7</text:p>
          </table:table-cell>
          <table:table-cell table:style-name="ce17" table:formula="of:=[.$F9]*[.O$17]" office:value-type="float" office:value="6.75">
            <text:p>7</text:p>
          </table:table-cell>
          <table:table-cell table:style-name="ce15" table:formula="of:=[.$F9]*[.P$17]" office:value-type="float" office:value="108">
            <text:p>108</text:p>
          </table:table-cell>
          <table:table-cell table:style-name="ce15" table:formula="of:=[.$F9]*[.Q$17]" office:value-type="float" office:value="114.75">
            <text:p>115</text:p>
          </table:table-cell>
          <table:table-cell table:style-name="ce15" table:formula="of:=[.$F9]*[.R$17]" office:value-type="float" office:value="81">
            <text:p>81</text:p>
          </table:table-cell>
          <table:table-cell table:style-name="ce17" table:formula="of:=[.$F9]*[.S$17]" office:value-type="float" office:value="148.5">
            <text:p>149</text:p>
          </table:table-cell>
          <table:table-cell table:style-name="ce17" table:formula="of:=[.$F9]*[.T$17]" office:value-type="float" office:value="135">
            <text:p>135</text:p>
          </table:table-cell>
          <table:table-cell table:style-name="ce17" table:formula="of:=[.$F9]*[.U$17]" office:value-type="float" office:value="155.25">
            <text:p>155</text:p>
          </table:table-cell>
          <table:table-cell table:style-name="ce17" table:formula="of:=[.$F9]*[.V$17]" office:value-type="float" office:value="175.5">
            <text:p>176</text:p>
          </table:table-cell>
          <table:table-cell table:style-name="ce17" table:formula="of:=[.$F9]*[.W$17]" office:value-type="float" office:value="121.5">
            <text:p>122</text:p>
          </table:table-cell>
          <table:table-cell table:style-name="ce15" table:formula="of:=[.$F9]*[.X$17]" office:value-type="float" office:value="94.5">
            <text:p>95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耐力</text:p>
          </table:table-cell>
          <table:table-cell table:style-name="ce6" table:formula="of:=ROUND(([.C6]-[.C7]-[.C8]-[.C9])/3;0)" office:value-type="float" office:value="18">
            <text:p>18</text:p>
          </table:table-cell>
          <table:table-cell office:value-type="string">
            <text:p>LV <text:s/>　+知 <text:s text:c="3"/>+運/2　+魔/2</text:p>
          </table:table-cell>
          <table:table-cell office:value-type="string">
            <text:p>魔法効果</text:p>
          </table:table-cell>
          <table:table-cell table:formula="of:=ROUNDDOWN([.C5]+[.C8]+[.C12]/2+[.C9]/2;0)" office:value-type="float" office:value="96">
            <text:p>96</text:p>
          </table:table-cell>
          <table:table-cell office:value-type="string">
            <text:p>魔法効果</text:p>
          </table:table-cell>
          <table:table-cell table:style-name="ce15" table:formula="of:=[.$F10]*[.H$18]" office:value-type="float" office:value="19.2">
            <text:p>19</text:p>
          </table:table-cell>
          <table:table-cell table:style-name="ce15" table:formula="of:=[.$F10]*[.I$18]" office:value-type="float" office:value="9.6">
            <text:p>10</text:p>
          </table:table-cell>
          <table:table-cell table:style-name="ce15" table:formula="of:=[.$F10]*[.J$18]" office:value-type="float" office:value="9.6">
            <text:p>10</text:p>
          </table:table-cell>
          <table:table-cell table:style-name="ce15" table:formula="of:=[.$F10]*[.K$18]" office:value-type="float" office:value="9.6">
            <text:p>10</text:p>
          </table:table-cell>
          <table:table-cell table:style-name="ce17" table:formula="of:=[.$F10]*[.L$18]" office:value-type="float" office:value="24">
            <text:p>24</text:p>
          </table:table-cell>
          <table:table-cell table:style-name="ce17" table:formula="of:=[.$F10]*[.M$18]" office:value-type="float" office:value="14.4">
            <text:p>14</text:p>
          </table:table-cell>
          <table:table-cell table:style-name="ce17" table:formula="of:=[.$F10]*[.N$18]" office:value-type="float" office:value="14.4">
            <text:p>14</text:p>
          </table:table-cell>
          <table:table-cell table:style-name="ce17" table:formula="of:=[.$F10]*[.O$18]" office:value-type="float" office:value="14.4">
            <text:p>14</text:p>
          </table:table-cell>
          <table:table-cell table:style-name="ce15" table:formula="of:=[.$F10]*[.P$18]" office:value-type="float" office:value="38.4">
            <text:p>38</text:p>
          </table:table-cell>
          <table:table-cell table:style-name="ce15" table:formula="of:=[.$F10]*[.Q$18]" office:value-type="float" office:value="38.4">
            <text:p>38</text:p>
          </table:table-cell>
          <table:table-cell table:style-name="ce15" table:formula="of:=[.$F10]*[.R$18]" office:value-type="float" office:value="24">
            <text:p>24</text:p>
          </table:table-cell>
          <table:table-cell table:style-name="ce17" table:formula="of:=[.$F10]*[.S$18]" office:value-type="float" office:value="48">
            <text:p>48</text:p>
          </table:table-cell>
          <table:table-cell table:style-name="ce17" table:formula="of:=[.$F10]*[.T$18]" office:value-type="float" office:value="48">
            <text:p>48</text:p>
          </table:table-cell>
          <table:table-cell table:style-name="ce17" table:formula="of:=[.$F10]*[.U$18]" office:value-type="float" office:value="43.2">
            <text:p>43</text:p>
          </table:table-cell>
          <table:table-cell table:style-name="ce17" table:formula="of:=[.$F10]*[.V$18]" office:value-type="float" office:value="67.2">
            <text:p>67</text:p>
          </table:table-cell>
          <table:table-cell table:style-name="ce17" table:formula="of:=[.$F10]*[.W$18]" office:value-type="float" office:value="48">
            <text:p>48</text:p>
          </table:table-cell>
          <table:table-cell table:style-name="ce15" table:formula="of:=[.$F10]*[.X$18]" office:value-type="float" office:value="38.4">
            <text:p>38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速さ</text:p>
          </table:table-cell>
          <table:table-cell table:style-name="ce5" table:formula="of:=ROUND(([.C6]-[.C7]-[.C8]-[.C9]-[.C10])/2;0)" office:value-type="float" office:value="18">
            <text:p>18</text:p>
          </table:table-cell>
          <table:table-cell office:value-type="string">
            <text:p>LV*1.5+知*1.5+速/2</text:p>
          </table:table-cell>
          <table:table-cell table:style-name="Default" office:value-type="string">
            <text:p>銃攻撃</text:p>
          </table:table-cell>
          <table:table-cell table:style-name="ce11" table:formula="of:=ROUNDDOWN([.C5]*1.5+[.C8]*1.5+[.C11]/2;0)" office:value-type="float" office:value="126">
            <text:p>126</text:p>
          </table:table-cell>
          <table:table-cell table:style-name="ce13" office:value-type="string">
            <text:p>銃攻撃</text:p>
          </table:table-cell>
          <table:table-cell table:style-name="ce14" table:number-columns-repeated="4"/>
          <table:table-cell table:style-name="ce16" table:number-columns-repeated="4"/>
          <table:table-cell table:number-columns-repeated="9"/>
          <table:table-cell table:style-name="ce19" table:formula="of:=[.$F11]*[.Y$19]" office:value-type="float" office:value="138.6">
            <text:p>139</text:p>
          </table:table-cell>
          <table:table-cell table:style-name="ce19" table:formula="of:=[.$F11]*[.Z$19]" office:value-type="float" office:value="163.8">
            <text:p>164</text:p>
          </table:table-cell>
          <table:table-cell table:style-name="ce19" table:formula="of:=[.$F11]*[.AA$19]" office:value-type="float" office:value="75.6">
            <text:p>76</text:p>
          </table:table-cell>
          <table:table-cell table:style-name="ce19" table:formula="of:=[.$F11]*[.AB$19]" office:value-type="float" office:value="182.7">
            <text:p>183</text:p>
          </table:table-cell>
          <table:table-cell table:style-name="ce19" table:formula="of:=[.$F11]*[.AC$19]" office:value-type="float" office:value="63">
            <text:p>63</text:p>
          </table:table-cell>
        </table:table-row>
        <table:table-row table:style-name="ro2">
          <table:table-cell/>
          <table:table-cell table:style-name="ce2" office:value-type="string">
            <text:p>運</text:p>
          </table:table-cell>
          <table:table-cell table:style-name="ce5" table:formula="of:=[.C6]-[.C7]-[.C8]-[.C9]-[.C10]-[.C11]" office:value-type="float" office:value="18">
            <text:p>18</text:p>
          </table:table-cell>
          <table:table-cell office:value-type="string">
            <text:p>LV <text:s/>　+知/2　+速/2 <text:s/>+運/2</text:p>
          </table:table-cell>
          <table:table-cell office:value-type="string">
            <text:p>銃命中</text:p>
          </table:table-cell>
          <table:table-cell table:formula="of:=ROUNDDOWN([.C5]+[.C11]/2+[.C12]/2+[.C8]/2;0)" office:value-type="float" office:value="87">
            <text:p>87</text:p>
          </table:table-cell>
          <table:table-cell office:value-type="string">
            <text:p>銃命中</text:p>
          </table:table-cell>
          <table:table-cell table:style-name="ce14" table:number-columns-repeated="4"/>
          <table:table-cell table:style-name="ce16" table:number-columns-repeated="4"/>
          <table:table-cell table:number-columns-repeated="9"/>
          <table:table-cell table:formula="of:=[.$F12]+[.Y$20]" office:value-type="float" office:value="107">
            <text:p>107</text:p>
          </table:table-cell>
          <table:table-cell table:formula="of:=[.$F12]+[.Z$20]" office:value-type="float" office:value="97">
            <text:p>97</text:p>
          </table:table-cell>
          <table:table-cell table:formula="of:=[.$F12]+[.AA$20]" office:value-type="float" office:value="82">
            <text:p>82</text:p>
          </table:table-cell>
          <table:table-cell table:formula="of:=[.$F12]+[.AB$20]" office:value-type="float" office:value="127">
            <text:p>127</text:p>
          </table:table-cell>
          <table:table-cell table:formula="of:=[.$F12]+[.AC$20]" office:value-type="float" office:value="97">
            <text:p>97</text:p>
          </table:table-cell>
        </table:table-row>
        <table:table-row table:style-name="ro1">
          <table:table-cell table:number-columns-repeated="2"/>
          <table:table-cell table:style-name="ce4" table:formula="of:=SUM([.C7:.C12])" office:value-type="float" office:value="108">
            <text:p>108</text:p>
          </table:table-cell>
          <table:table-cell/>
          <table:table-cell table:style-name="Default"/>
          <table:table-cell table:style-name="ce12" office:value-type="string">
            <text:p>各装備の振り分け割合</text:p>
          </table:table-cell>
          <table:table-cell table:style-name="ce2" office:value-type="string">
            <text:p>攻撃</text:p>
          </table:table-cell>
          <table:table-cell table:number-columns-repeated="8"/>
          <table:table-cell table:style-name="Default" office:value-type="float" office:value="1">
            <text:p>1</text:p>
          </table:table-cell>
          <table:table-cell table:style-name="Default" office:value-type="float" office:value="1.2">
            <text:p>1.2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5">
            <text:p>0.75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.9">
            <text:p>0.9</text:p>
          </table:table-cell>
          <table:table-cell table:style-name="Default" office:value-type="float" office:value="1.1">
            <text:p>1.1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2" office:value-type="string">
            <text:p>攻撃範囲の広い武器はATTACKの威力が落ちる　列：0.85　全体：0.65</text:p>
          </table:table-cell>
          <table:table-cell table:number-columns-repeated="2"/>
          <table:table-cell table:style-name="Default" table:number-columns-repeated="2"/>
          <table:table-cell table:style-name="ce2" office:value-type="string">
            <text:p>命中</text:p>
          </table:table-cell>
          <table:table-cell table:number-columns-repeated="8"/>
          <table:table-cell table:style-name="Default" office:value-type="float" office:value="10">
            <text:p>10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-15">
            <text:p>-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-20">
            <text:p>-2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-10">
            <text:p>-10</text:p>
          </table:table-cell>
          <table:table-cell table:number-columns-repeated="2" table:style-name="Default" office:value-type="float" office:value="15">
            <text:p>15</text:p>
          </table:table-cell>
          <table:table-cell table:style-name="Default" table:number-columns-repeated="5"/>
        </table:table-row>
        <table:table-row table:style-name="ro2">
          <table:table-cell/>
          <table:table-cell office:value-type="string">
            <text:p>LVは悪魔とちょうど同じになるくらい</text:p>
          </table:table-cell>
          <table:table-cell table:number-columns-repeated="2"/>
          <table:table-cell table:style-name="Default" table:number-columns-repeated="2"/>
          <table:table-cell table:style-name="ce2" office:value-type="string">
            <text:p>防御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14"/>
        </table:table-row>
        <table:table-row table:style-name="ro2">
          <table:table-cell/>
          <table:table-cell office:value-type="string">
            <text:p>過去の装備の補正値から必要レベル+20がちょうどいい</text:p>
          </table:table-cell>
          <table:table-cell table:number-columns-repeated="2"/>
          <table:table-cell table:style-name="Default" table:number-columns-repeated="2"/>
          <table:table-cell table:style-name="ce2" office:value-type="string">
            <text:p>回避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table:style-name="Default" table:number-columns-repeated="1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" office:value-type="string">
            <text:p>魔法威力</text:p>
          </table:table-cell>
          <table:table-cell table:number-columns-repeated="4"/>
          <table:table-cell table:number-columns-repeated="4" office:value-type="float" office:value="0.05">
            <text:p>0.05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0.85">
            <text:p>0.85</text:p>
          </table:table-cell>
          <table:table-cell table:style-name="Default" office:value-type="float" office:value="0.6">
            <text:p>0.6</text:p>
          </table:table-cell>
          <table:table-cell table:style-name="Default" office:value-type="float" office:value="1.1">
            <text:p>1.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15">
            <text:p>1.15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9">
            <text:p>0.9</text:p>
          </table:table-cell>
          <table:table-cell table:style-name="Default" office:value-type="float" office:value="0.7">
            <text:p>0.7</text:p>
          </table:table-cell>
          <table:table-cell table:style-name="Default"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" office:value-type="string">
            <text:p>魔法効果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15">
            <text:p>0.15</text:p>
          </table:table-cell>
          <table:table-cell table:number-columns-repeated="2" table:style-name="Default" office:value-type="float" office:value="0.4">
            <text:p>0.4</text:p>
          </table:table-cell>
          <table:table-cell table:style-name="Default" office:value-type="float" office:value="0.25">
            <text:p>0.25</text:p>
          </table:table-cell>
          <table:table-cell table:number-columns-repeated="2" table:style-name="Default" office:value-type="float" office:value="0.5">
            <text:p>0.5</text:p>
          </table:table-cell>
          <table:table-cell table:style-name="Default" office:value-type="float" office:value="0.45">
            <text:p>0.45</text:p>
          </table:table-cell>
          <table:table-cell table:style-name="Default" office:value-type="float" office:value="0.7">
            <text:p>0.7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.4">
            <text:p>0.4</text:p>
          </table:table-cell>
          <table:table-cell table:style-name="Default"/>
          <table:table-cell table:style-name="Default" office:value-type="string">
            <text:p>一列</text:p>
          </table:table-cell>
          <table:table-cell table:style-name="Default" office:value-type="string">
            <text:p>複数</text:p>
          </table:table-cell>
          <table:table-cell table:style-name="Default"/>
          <table:table-cell table:style-name="Default" office:value-type="string">
            <text:p>全体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style-name="Default" office:value-type="string">
            <text:p>銃攻撃</text:p>
          </table:table-cell>
          <table:table-cell table:number-columns-repeated="8"/>
          <table:table-cell table:style-name="Default" table:number-columns-repeated="9"/>
          <table:table-cell table:style-name="ce2" office:value-type="float" office:value="1.1">
            <text:p>1.1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.45">
            <text:p>1.45</text:p>
          </table:table-cell>
          <table:table-cell table:style-name="ce2"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能力入力</text:p>
          </table:table-cell>
          <table:table-cell/>
          <table:table-cell office:value-type="string">
            <text:p>装備に必要な能力値を設定するための基準値</text:p>
          </table:table-cell>
          <table:table-cell table:style-name="Default" table:number-columns-repeated="2"/>
          <table:table-cell table:style-name="ce2" office:value-type="string">
            <text:p>銃命中</text:p>
          </table:table-cell>
          <table:table-cell table:number-columns-repeated="8"/>
          <table:table-cell table:style-name="Default" table:number-columns-repeated="9"/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/>
          <table:table-cell table:style-name="ce1" office:value-type="string">
            <text:p>LV</text:p>
          </table:table-cell>
          <table:table-cell table:style-name="ce3" office:value-type="float" office:value="60">
            <text:p>60</text:p>
          </table:table-cell>
          <table:table-cell office:value-type="string">
            <text:p>LV*1.5+力*1.5+耐/2</text:p>
          </table:table-cell>
          <table:table-cell office:value-type="string">
            <text:p>攻撃</text:p>
          </table:table-cell>
          <table:table-cell table:formula="of:=ROUNDDOWN([.C21]*1.5+[.C23]*1.5+[.C26]*0.5;0)" office:value-type="float" office:value="149">
            <text:p>149</text:p>
          </table:table-cell>
          <table:table-cell office:value-type="string">
            <text:p>攻撃</text:p>
          </table:table-cell>
          <table:table-cell table:style-name="ce14" table:number-columns-repeated="4"/>
          <table:table-cell table:style-name="ce16" table:number-columns-repeated="4"/>
          <table:table-cell table:style-name="ce15" table:formula="of:=[.$F21]*[.P$13]" office:value-type="float" office:value="149">
            <text:p>149</text:p>
          </table:table-cell>
          <table:table-cell table:style-name="ce15" table:formula="of:=[.$F21]*[.Q$13]" office:value-type="float" office:value="178.8">
            <text:p>179</text:p>
          </table:table-cell>
          <table:table-cell table:style-name="ce15" table:formula="of:=[.$F21]*[.R$13]" office:value-type="float" office:value="208.6">
            <text:p>209</text:p>
          </table:table-cell>
          <table:table-cell table:style-name="ce17" table:formula="of:=[.$F21]*[.S$13]" office:value-type="float" office:value="119.2">
            <text:p>119</text:p>
          </table:table-cell>
          <table:table-cell table:style-name="ce17" table:formula="of:=[.$F21]*[.T$13]" office:value-type="float" office:value="193.7">
            <text:p>194</text:p>
          </table:table-cell>
          <table:table-cell table:style-name="ce17" table:formula="of:=[.$F21]*[.U$13]" office:value-type="float" office:value="111.75">
            <text:p>112</text:p>
          </table:table-cell>
          <table:table-cell table:style-name="ce17" table:formula="of:=[.$F21]*[.V$13]" office:value-type="float" office:value="74.5">
            <text:p>75</text:p>
          </table:table-cell>
          <table:table-cell table:style-name="ce17" table:formula="of:=[.$F21]*[.W$13]" office:value-type="float" office:value="134.1">
            <text:p>134</text:p>
          </table:table-cell>
          <table:table-cell table:style-name="ce15" table:formula="of:=[.$F21]*[.X$13]" office:value-type="float" office:value="163.9">
            <text:p>164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能力合計基準</text:p>
          </table:table-cell>
          <table:table-cell table:style-name="ce4" table:formula="of:=18+ROUNDDOWN([.C21]*1.5;0)" office:value-type="float" office:value="108">
            <text:p>108</text:p>
          </table:table-cell>
          <table:table-cell office:value-type="string">
            <text:p>LV <text:s text:c="3"/>+速*1.5+運/2</text:p>
          </table:table-cell>
          <table:table-cell office:value-type="string">
            <text:p>命中</text:p>
          </table:table-cell>
          <table:table-cell table:formula="of:=ROUNDDOWN([.C21];0)+ROUNDDOWN([.C27]*1.5;0)+ROUNDDOWN([.C28]*0.5;0)" office:value-type="float" office:value="95">
            <text:p>95</text:p>
          </table:table-cell>
          <table:table-cell office:value-type="string">
            <text:p>命中</text:p>
          </table:table-cell>
          <table:table-cell table:style-name="ce14" table:number-columns-repeated="4"/>
          <table:table-cell table:style-name="ce16" table:number-columns-repeated="4"/>
          <table:table-cell table:formula="of:=[.$F22]+[.P$14]" office:value-type="float" office:value="105">
            <text:p>105</text:p>
          </table:table-cell>
          <table:table-cell table:formula="of:=[.$F22]+[.Q$14]" office:value-type="float" office:value="90">
            <text:p>90</text:p>
          </table:table-cell>
          <table:table-cell table:formula="of:=[.$F22]+[.R$14]" office:value-type="float" office:value="80">
            <text:p>80</text:p>
          </table:table-cell>
          <table:table-cell table:formula="of:=[.$F22]+[.S$14]" office:value-type="float" office:value="110">
            <text:p>110</text:p>
          </table:table-cell>
          <table:table-cell table:formula="of:=[.$F22]+[.T$14]" office:value-type="float" office:value="75">
            <text:p>75</text:p>
          </table:table-cell>
          <table:table-cell table:formula="of:=[.$F22]+[.U$14]" office:value-type="float" office:value="110">
            <text:p>110</text:p>
          </table:table-cell>
          <table:table-cell table:formula="of:=[.$F22]+[.V$14]" office:value-type="float" office:value="85">
            <text:p>85</text:p>
          </table:table-cell>
          <table:table-cell table:formula="of:=[.$F22]+[.W$14]" office:value-type="float" office:value="110">
            <text:p>110</text:p>
          </table:table-cell>
          <table:table-cell table:formula="of:=[.$F22]+[.X$14]" office:value-type="float" office:value="110">
            <text:p>110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力</text:p>
          </table:table-cell>
          <table:table-cell table:style-name="ce7" office:value-type="float" office:value="30">
            <text:p>30</text:p>
          </table:table-cell>
          <table:table-cell office:value-type="string">
            <text:p>LV <text:s text:c="3"/>+耐 <text:s text:c="3"/>+(力+耐*2)/2</text:p>
          </table:table-cell>
          <table:table-cell office:value-type="string">
            <text:p>防御</text:p>
          </table:table-cell>
          <table:table-cell table:formula="of:=ROUNDDOWN([.C21]+[.C26]+ROUNDDOWN(([.C23]+[.C26]*2)/2;0);0)" office:value-type="float" office:value="131">
            <text:p>131</text:p>
          </table:table-cell>
          <table:table-cell office:value-type="string">
            <text:p>防御</text:p>
          </table:table-cell>
          <table:table-cell table:style-name="ce15" table:formula="of:=[.$F23]*[.H$15]" office:value-type="float" office:value="26.2">
            <text:p>26</text:p>
          </table:table-cell>
          <table:table-cell table:style-name="ce15" table:formula="of:=[.$F23]*[.I$15]" office:value-type="float" office:value="52.4">
            <text:p>52</text:p>
          </table:table-cell>
          <table:table-cell table:style-name="ce15" table:formula="of:=[.$F23]*[.J$15]" office:value-type="float" office:value="32.75">
            <text:p>33</text:p>
          </table:table-cell>
          <table:table-cell table:style-name="ce15" table:formula="of:=[.$F23]*[.K$15]" office:value-type="float" office:value="19.65">
            <text:p>20</text:p>
          </table:table-cell>
          <table:table-cell table:style-name="ce17" table:formula="of:=[.$F23]*[.L$15]" office:value-type="float" office:value="19.65">
            <text:p>20</text:p>
          </table:table-cell>
          <table:table-cell table:style-name="ce17" table:formula="of:=[.$F23]*[.M$15]" office:value-type="float" office:value="45.85">
            <text:p>46</text:p>
          </table:table-cell>
          <table:table-cell table:style-name="ce17" table:formula="of:=[.$F23]*[.N$15]" office:value-type="float" office:value="26.2">
            <text:p>26</text:p>
          </table:table-cell>
          <table:table-cell table:style-name="ce17" table:formula="of:=[.$F23]*[.O$15]" office:value-type="float" office:value="13.1">
            <text:p>13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string">
            <text:p>知恵</text:p>
          </table:table-cell>
          <table:table-cell table:style-name="ce7" office:value-type="float" office:value="10">
            <text:p>10</text:p>
          </table:table-cell>
          <table:table-cell office:value-type="string">
            <text:p>LV <text:s text:c="3"/>+速*1.5+運/2</text:p>
          </table:table-cell>
          <table:table-cell office:value-type="string">
            <text:p>回避</text:p>
          </table:table-cell>
          <table:table-cell table:style-name="ce10" table:formula="of:=ROUNDDOWN([.C21];0)+ROUNDDOWN([.C27]*1.5;0)+ROUNDDOWN([.C28]*0.5;0)" office:value-type="float" office:value="95">
            <text:p>95</text:p>
          </table:table-cell>
          <table:table-cell office:value-type="string">
            <text:p>回避</text:p>
          </table:table-cell>
          <table:table-cell table:style-name="ce15" table:formula="of:=[.$F24]*[.H$16]" office:value-type="float" office:value="14.25">
            <text:p>14</text:p>
          </table:table-cell>
          <table:table-cell table:style-name="ce15" table:formula="of:=[.$F24]*[.I$16]" office:value-type="float" office:value="28.5">
            <text:p>29</text:p>
          </table:table-cell>
          <table:table-cell table:style-name="ce15" table:formula="of:=[.$F24]*[.J$16]" office:value-type="float" office:value="14.25">
            <text:p>14</text:p>
          </table:table-cell>
          <table:table-cell table:style-name="ce15" table:formula="of:=[.$F24]*[.K$16]" office:value-type="float" office:value="38">
            <text:p>38</text:p>
          </table:table-cell>
          <table:table-cell table:style-name="ce17" table:formula="of:=[.$F24]*[.L$16]" office:value-type="float" office:value="9.5">
            <text:p>10</text:p>
          </table:table-cell>
          <table:table-cell table:style-name="ce17" table:formula="of:=[.$F24]*[.M$16]" office:value-type="float" office:value="23.75">
            <text:p>24</text:p>
          </table:table-cell>
          <table:table-cell table:style-name="ce17" table:formula="of:=[.$F24]*[.N$16]" office:value-type="float" office:value="9.5">
            <text:p>10</text:p>
          </table:table-cell>
          <table:table-cell table:style-name="ce17" table:formula="of:=[.$F24]*[.O$16]" office:value-type="float" office:value="33.25">
            <text:p>33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string">
            <text:p>魔力</text:p>
          </table:table-cell>
          <table:table-cell table:style-name="ce7" office:value-type="float" office:value="10">
            <text:p>10</text:p>
          </table:table-cell>
          <table:table-cell office:value-type="string">
            <text:p>LV*1.5+魔*1.5+知</text:p>
          </table:table-cell>
          <table:table-cell office:value-type="string">
            <text:p>魔法威力</text:p>
          </table:table-cell>
          <table:table-cell table:formula="of:=ROUNDDOWN([.C21]*1.5+[.C25]*1.5+[.C24];0)" office:value-type="float" office:value="115">
            <text:p>115</text:p>
          </table:table-cell>
          <table:table-cell office:value-type="string">
            <text:p>魔法威力</text:p>
          </table:table-cell>
          <table:table-cell table:style-name="ce15" table:number-columns-repeated="4"/>
          <table:table-cell table:style-name="ce17" table:formula="of:=[.$F25]*[.L$17]" office:value-type="float" office:value="5.75">
            <text:p>6</text:p>
          </table:table-cell>
          <table:table-cell table:style-name="ce17" table:formula="of:=[.$F25]*[.M$17]" office:value-type="float" office:value="5.75">
            <text:p>6</text:p>
          </table:table-cell>
          <table:table-cell table:style-name="ce17" table:formula="of:=[.$F25]*[.N$17]" office:value-type="float" office:value="5.75">
            <text:p>6</text:p>
          </table:table-cell>
          <table:table-cell table:style-name="ce17" table:formula="of:=[.$F25]*[.O$17]" office:value-type="float" office:value="5.75">
            <text:p>6</text:p>
          </table:table-cell>
          <table:table-cell table:style-name="ce15" table:formula="of:=[.$F25]*[.P$17]" office:value-type="float" office:value="92">
            <text:p>92</text:p>
          </table:table-cell>
          <table:table-cell table:style-name="ce15" table:formula="of:=[.$F25]*[.Q$17]" office:value-type="float" office:value="97.75">
            <text:p>98</text:p>
          </table:table-cell>
          <table:table-cell table:style-name="ce15" table:formula="of:=[.$F25]*[.R$17]" office:value-type="float" office:value="69">
            <text:p>69</text:p>
          </table:table-cell>
          <table:table-cell table:style-name="ce17" table:formula="of:=[.$F25]*[.S$17]" office:value-type="float" office:value="126.5">
            <text:p>127</text:p>
          </table:table-cell>
          <table:table-cell table:style-name="ce17" table:formula="of:=[.$F25]*[.T$17]" office:value-type="float" office:value="115">
            <text:p>115</text:p>
          </table:table-cell>
          <table:table-cell table:style-name="ce17" table:formula="of:=[.$F25]*[.U$17]" office:value-type="float" office:value="132.25">
            <text:p>132</text:p>
          </table:table-cell>
          <table:table-cell table:style-name="ce17" table:formula="of:=[.$F25]*[.V$17]" office:value-type="float" office:value="149.5">
            <text:p>150</text:p>
          </table:table-cell>
          <table:table-cell table:style-name="ce17" table:formula="of:=[.$F25]*[.W$17]" office:value-type="float" office:value="103.5">
            <text:p>104</text:p>
          </table:table-cell>
          <table:table-cell table:style-name="ce15" table:formula="of:=[.$F25]*[.X$17]" office:value-type="float" office:value="80.5">
            <text:p>81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耐力</text:p>
          </table:table-cell>
          <table:table-cell table:style-name="ce8" office:value-type="float" office:value="28">
            <text:p>28</text:p>
          </table:table-cell>
          <table:table-cell office:value-type="string">
            <text:p>LV <text:s/>　+知 <text:s text:c="3"/>+運/2　+魔/2</text:p>
          </table:table-cell>
          <table:table-cell office:value-type="string">
            <text:p>魔法効果</text:p>
          </table:table-cell>
          <table:table-cell table:formula="of:=ROUNDDOWN([.C21]+[.C24]+[.C28]/2+[.C25]/2;0)" office:value-type="float" office:value="80">
            <text:p>80</text:p>
          </table:table-cell>
          <table:table-cell office:value-type="string">
            <text:p>魔法効果</text:p>
          </table:table-cell>
          <table:table-cell table:style-name="ce15" table:formula="of:=[.$F26]*[.H$18]" office:value-type="float" office:value="16">
            <text:p>16</text:p>
          </table:table-cell>
          <table:table-cell table:style-name="ce15" table:formula="of:=[.$F26]*[.I$18]" office:value-type="float" office:value="8">
            <text:p>8</text:p>
          </table:table-cell>
          <table:table-cell table:style-name="ce15" table:formula="of:=[.$F26]*[.J$18]" office:value-type="float" office:value="8">
            <text:p>8</text:p>
          </table:table-cell>
          <table:table-cell table:style-name="ce15" table:formula="of:=[.$F26]*[.K$18]" office:value-type="float" office:value="8">
            <text:p>8</text:p>
          </table:table-cell>
          <table:table-cell table:style-name="ce17" table:formula="of:=[.$F26]*[.L$18]" office:value-type="float" office:value="20">
            <text:p>20</text:p>
          </table:table-cell>
          <table:table-cell table:style-name="ce17" table:formula="of:=[.$F26]*[.M$18]" office:value-type="float" office:value="12">
            <text:p>12</text:p>
          </table:table-cell>
          <table:table-cell table:style-name="ce17" table:formula="of:=[.$F26]*[.N$18]" office:value-type="float" office:value="12">
            <text:p>12</text:p>
          </table:table-cell>
          <table:table-cell table:style-name="ce17" table:formula="of:=[.$F26]*[.O$18]" office:value-type="float" office:value="12">
            <text:p>12</text:p>
          </table:table-cell>
          <table:table-cell table:style-name="ce15" table:formula="of:=[.$F26]*[.P$18]" office:value-type="float" office:value="32">
            <text:p>32</text:p>
          </table:table-cell>
          <table:table-cell table:style-name="ce15" table:formula="of:=[.$F26]*[.Q$18]" office:value-type="float" office:value="32">
            <text:p>32</text:p>
          </table:table-cell>
          <table:table-cell table:style-name="ce15" table:formula="of:=[.$F26]*[.R$18]" office:value-type="float" office:value="20">
            <text:p>20</text:p>
          </table:table-cell>
          <table:table-cell table:style-name="ce17" table:formula="of:=[.$F26]*[.S$18]" office:value-type="float" office:value="40">
            <text:p>40</text:p>
          </table:table-cell>
          <table:table-cell table:style-name="ce17" table:formula="of:=[.$F26]*[.T$18]" office:value-type="float" office:value="40">
            <text:p>40</text:p>
          </table:table-cell>
          <table:table-cell table:style-name="ce17" table:formula="of:=[.$F26]*[.U$18]" office:value-type="float" office:value="36">
            <text:p>36</text:p>
          </table:table-cell>
          <table:table-cell table:style-name="ce17" table:formula="of:=[.$F26]*[.V$18]" office:value-type="float" office:value="56">
            <text:p>56</text:p>
          </table:table-cell>
          <table:table-cell table:style-name="ce17" table:formula="of:=[.$F26]*[.W$18]" office:value-type="float" office:value="40">
            <text:p>40</text:p>
          </table:table-cell>
          <table:table-cell table:style-name="ce15" table:formula="of:=[.$F26]*[.X$18]" office:value-type="float" office:value="32">
            <text:p>32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速さ</text:p>
          </table:table-cell>
          <table:table-cell table:style-name="ce7" office:value-type="float" office:value="20">
            <text:p>20</text:p>
          </table:table-cell>
          <table:table-cell office:value-type="string">
            <text:p>LV*1.5+知*1.5+速/2</text:p>
          </table:table-cell>
          <table:table-cell table:style-name="Default" office:value-type="string">
            <text:p>銃攻撃</text:p>
          </table:table-cell>
          <table:table-cell table:style-name="ce11" table:formula="of:=ROUNDDOWN([.C21]*1.5+[.C24]*1.5+[.C27]/2*1;0)" office:value-type="float" office:value="115">
            <text:p>115</text:p>
          </table:table-cell>
          <table:table-cell table:style-name="ce13" office:value-type="string">
            <text:p>銃攻撃</text:p>
          </table:table-cell>
          <table:table-cell table:style-name="ce14" table:number-columns-repeated="4"/>
          <table:table-cell table:style-name="ce16" table:number-columns-repeated="4"/>
          <table:table-cell table:number-columns-repeated="9"/>
          <table:table-cell table:style-name="ce19" table:formula="of:=[.$F27]*[.Y$19]" office:value-type="float" office:value="126.5">
            <text:p>127</text:p>
          </table:table-cell>
          <table:table-cell table:style-name="ce19" table:formula="of:=[.$F27]*[.Z$19]" office:value-type="float" office:value="149.5">
            <text:p>150</text:p>
          </table:table-cell>
          <table:table-cell table:style-name="ce19" table:formula="of:=[.$F27]*[.AA$19]" office:value-type="float" office:value="69">
            <text:p>69</text:p>
          </table:table-cell>
          <table:table-cell table:style-name="ce19" table:formula="of:=[.$F27]*[.AB$19]" office:value-type="float" office:value="166.75">
            <text:p>167</text:p>
          </table:table-cell>
          <table:table-cell table:style-name="ce19" table:formula="of:=[.$F27]*[.AC$19]" office:value-type="float" office:value="57.5">
            <text:p>58</text:p>
          </table:table-cell>
        </table:table-row>
        <table:table-row table:style-name="ro2">
          <table:table-cell/>
          <table:table-cell table:style-name="ce2" office:value-type="string">
            <text:p>運</text:p>
          </table:table-cell>
          <table:table-cell table:style-name="ce7" office:value-type="float" office:value="10">
            <text:p>10</text:p>
          </table:table-cell>
          <table:table-cell office:value-type="string">
            <text:p>LV <text:s/>　+知/2　+速/2 <text:s/>+運/2</text:p>
          </table:table-cell>
          <table:table-cell office:value-type="string">
            <text:p>銃命中</text:p>
          </table:table-cell>
          <table:table-cell table:formula="of:=ROUNDDOWN([.C21]+[.C27]/2+[.C28]/2+[.C24]/2;0)" office:value-type="float" office:value="80">
            <text:p>80</text:p>
          </table:table-cell>
          <table:table-cell office:value-type="string">
            <text:p>銃命中</text:p>
          </table:table-cell>
          <table:table-cell table:style-name="ce14" table:number-columns-repeated="4"/>
          <table:table-cell table:style-name="ce16" table:number-columns-repeated="4"/>
          <table:table-cell table:number-columns-repeated="9"/>
          <table:table-cell table:formula="of:=[.$F28]+[.Y$20]" office:value-type="float" office:value="100">
            <text:p>100</text:p>
          </table:table-cell>
          <table:table-cell table:formula="of:=[.$F28]+[.Z$20]" office:value-type="float" office:value="90">
            <text:p>90</text:p>
          </table:table-cell>
          <table:table-cell table:formula="of:=[.$F28]+[.AA$20]" office:value-type="float" office:value="75">
            <text:p>75</text:p>
          </table:table-cell>
          <table:table-cell table:formula="of:=[.$F28]+[.AB$20]" office:value-type="float" office:value="120">
            <text:p>120</text:p>
          </table:table-cell>
          <table:table-cell table:formula="of:=[.$F28]+[.AC$20]" office:value-type="float" office:value="90">
            <text:p>90</text:p>
          </table:table-cell>
        </table:table-row>
        <table:table-row table:style-name="ro1">
          <table:table-cell/>
          <table:table-cell office:value-type="string">
            <text:p>能力合計</text:p>
          </table:table-cell>
          <table:table-cell table:style-name="ce4" table:formula="of:=SUM([.C23:.C28])" office:value-type="float" office:value="108">
            <text:p>108</text:p>
          </table:table-cell>
          <table:table-cell/>
          <table:table-cell table:style-name="Default" table:number-columns-repeated="3"/>
          <table:table-cell table:number-columns-repeated="8"/>
          <table:table-cell table:style-name="Default" table:number-columns-repeated="1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8"/>
          <table:table-cell table:style-name="Default" table:number-columns-repeated="14"/>
        </table:table-row>
        <table:table-row table:style-name="ro2">
          <table:table-cell/>
          <table:table-cell office:value-type="string">
            <text:p>LVのみ</text:p>
          </table:table-cell>
          <table:table-cell table:number-columns-repeated="2"/>
          <table:table-cell table:style-name="Default" table:number-columns-repeated="3"/>
          <table:table-cell table:number-columns-repeated="8"/>
          <table:table-cell table:style-name="Default" table:number-columns-repeated="14"/>
        </table:table-row>
        <table:table-row table:style-name="ro1">
          <table:table-cell/>
          <table:table-cell table:style-name="ce1" office:value-type="string">
            <text:p>LV</text:p>
          </table:table-cell>
          <table:table-cell table:style-name="ce3" office:value-type="float" office:value="45">
            <text:p>45</text:p>
          </table:table-cell>
          <table:table-cell table:style-name="ce2" office:value-type="string">
            <text:p>LV * 2.25 +6</text:p>
          </table:table-cell>
          <table:table-cell office:value-type="string">
            <text:p>攻撃</text:p>
          </table:table-cell>
          <table:table-cell table:formula="of:=ROUNDDOWN([.C$32]*2.25+6;0)" office:value-type="float" office:value="107">
            <text:p>107</text:p>
          </table:table-cell>
          <table:table-cell office:value-type="string">
            <text:p>攻撃</text:p>
          </table:table-cell>
          <table:table-cell table:style-name="ce14" table:number-columns-repeated="4"/>
          <table:table-cell table:style-name="ce16" table:number-columns-repeated="4"/>
          <table:table-cell table:style-name="ce15" table:formula="of:=[.$F32]*[.P$13]" office:value-type="float" office:value="107">
            <text:p>107</text:p>
          </table:table-cell>
          <table:table-cell table:style-name="ce15" table:formula="of:=[.$F32]*[.Q$13]" office:value-type="float" office:value="128.4">
            <text:p>128</text:p>
          </table:table-cell>
          <table:table-cell table:style-name="ce15" table:formula="of:=[.$F32]*[.R$13]" office:value-type="float" office:value="149.8">
            <text:p>150</text:p>
          </table:table-cell>
          <table:table-cell table:style-name="ce17" table:formula="of:=[.$F32]*[.S$13]" office:value-type="float" office:value="85.6">
            <text:p>86</text:p>
          </table:table-cell>
          <table:table-cell table:style-name="ce17" table:formula="of:=[.$F32]*[.T$13]" office:value-type="float" office:value="139.1">
            <text:p>139</text:p>
          </table:table-cell>
          <table:table-cell table:style-name="ce17" table:formula="of:=[.$F32]*[.U$13]" office:value-type="float" office:value="80.25">
            <text:p>80</text:p>
          </table:table-cell>
          <table:table-cell table:style-name="ce17" table:formula="of:=[.$F32]*[.V$13]" office:value-type="float" office:value="53.5">
            <text:p>54</text:p>
          </table:table-cell>
          <table:table-cell table:style-name="ce17" table:formula="of:=[.$F32]*[.W$13]" office:value-type="float" office:value="96.3">
            <text:p>96</text:p>
          </table:table-cell>
          <table:table-cell table:style-name="ce15" table:formula="of:=[.$F32]*[.X$13]" office:value-type="float" office:value="117.7">
            <text:p>1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LV*1.75 + 6</text:p>
          </table:table-cell>
          <table:table-cell office:value-type="string">
            <text:p>命中</text:p>
          </table:table-cell>
          <table:table-cell table:formula="of:=ROUNDDOWN([.C$32]*1.75+6;0)" office:value-type="float" office:value="84">
            <text:p>84</text:p>
          </table:table-cell>
          <table:table-cell office:value-type="string">
            <text:p>命中</text:p>
          </table:table-cell>
          <table:table-cell table:style-name="ce14" table:number-columns-repeated="4"/>
          <table:table-cell table:style-name="ce16" table:number-columns-repeated="4"/>
          <table:table-cell table:formula="of:=[.$F33]+[.P$14]" office:value-type="float" office:value="94">
            <text:p>94</text:p>
          </table:table-cell>
          <table:table-cell table:formula="of:=[.$F33]+[.Q$14]" office:value-type="float" office:value="79">
            <text:p>79</text:p>
          </table:table-cell>
          <table:table-cell table:formula="of:=[.$F33]+[.R$14]" office:value-type="float" office:value="69">
            <text:p>69</text:p>
          </table:table-cell>
          <table:table-cell table:formula="of:=[.$F33]+[.S$14]" office:value-type="float" office:value="99">
            <text:p>99</text:p>
          </table:table-cell>
          <table:table-cell table:formula="of:=[.$F33]+[.T$14]" office:value-type="float" office:value="64">
            <text:p>64</text:p>
          </table:table-cell>
          <table:table-cell table:formula="of:=[.$F33]+[.U$14]" office:value-type="float" office:value="99">
            <text:p>99</text:p>
          </table:table-cell>
          <table:table-cell table:formula="of:=[.$F33]+[.V$14]" office:value-type="float" office:value="74">
            <text:p>74</text:p>
          </table:table-cell>
          <table:table-cell table:formula="of:=[.$F33]+[.W$14]" office:value-type="float" office:value="99">
            <text:p>99</text:p>
          </table:table-cell>
          <table:table-cell table:formula="of:=[.$F33]+[.X$14]" office:value-type="float" office:value="99">
            <text:p>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LV*2.75 + 7.5</text:p>
          </table:table-cell>
          <table:table-cell office:value-type="string">
            <text:p>防御</text:p>
          </table:table-cell>
          <table:table-cell table:formula="of:=ROUNDDOWN([.C$32]*2.75+7.5;0)" office:value-type="float" office:value="131">
            <text:p>131</text:p>
          </table:table-cell>
          <table:table-cell office:value-type="string">
            <text:p>防御</text:p>
          </table:table-cell>
          <table:table-cell table:style-name="ce15" table:formula="of:=[.$F34]*[.H$15]" office:value-type="float" office:value="26.2">
            <text:p>26</text:p>
          </table:table-cell>
          <table:table-cell table:style-name="ce15" table:formula="of:=[.$F34]*[.I$15]" office:value-type="float" office:value="52.4">
            <text:p>52</text:p>
          </table:table-cell>
          <table:table-cell table:style-name="ce15" table:formula="of:=[.$F34]*[.J$15]" office:value-type="float" office:value="32.75">
            <text:p>33</text:p>
          </table:table-cell>
          <table:table-cell table:style-name="ce15" table:formula="of:=[.$F34]*[.K$15]" office:value-type="float" office:value="19.65">
            <text:p>20</text:p>
          </table:table-cell>
          <table:table-cell table:style-name="ce17" table:formula="of:=[.$F34]*[.L$15]" office:value-type="float" office:value="19.65">
            <text:p>20</text:p>
          </table:table-cell>
          <table:table-cell table:style-name="ce17" table:formula="of:=[.$F34]*[.M$15]" office:value-type="float" office:value="45.85">
            <text:p>46</text:p>
          </table:table-cell>
          <table:table-cell table:style-name="ce17" table:formula="of:=[.$F34]*[.N$15]" office:value-type="float" office:value="26.2">
            <text:p>26</text:p>
          </table:table-cell>
          <table:table-cell table:style-name="ce17" table:formula="of:=[.$F34]*[.O$15]" office:value-type="float" office:value="13.1">
            <text:p>13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" office:value-type="string">
            <text:p>LV*1.75 + 6</text:p>
          </table:table-cell>
          <table:table-cell office:value-type="string">
            <text:p>回避</text:p>
          </table:table-cell>
          <table:table-cell table:formula="of:=ROUNDDOWN([.C$32]*1.75+6;0)" office:value-type="float" office:value="84">
            <text:p>84</text:p>
          </table:table-cell>
          <table:table-cell office:value-type="string">
            <text:p>回避</text:p>
          </table:table-cell>
          <table:table-cell table:style-name="ce15" table:formula="of:=[.$F35]*[.H$16]" office:value-type="float" office:value="12.6">
            <text:p>13</text:p>
          </table:table-cell>
          <table:table-cell table:style-name="ce15" table:formula="of:=[.$F35]*[.I$16]" office:value-type="float" office:value="25.2">
            <text:p>25</text:p>
          </table:table-cell>
          <table:table-cell table:style-name="ce15" table:formula="of:=[.$F35]*[.J$16]" office:value-type="float" office:value="12.6">
            <text:p>13</text:p>
          </table:table-cell>
          <table:table-cell table:style-name="ce15" table:formula="of:=[.$F35]*[.K$16]" office:value-type="float" office:value="33.6">
            <text:p>34</text:p>
          </table:table-cell>
          <table:table-cell table:style-name="ce17" table:formula="of:=[.$F35]*[.L$16]" office:value-type="float" office:value="8.4">
            <text:p>8</text:p>
          </table:table-cell>
          <table:table-cell table:style-name="ce17" table:formula="of:=[.$F35]*[.M$16]" office:value-type="float" office:value="21">
            <text:p>21</text:p>
          </table:table-cell>
          <table:table-cell table:style-name="ce17" table:formula="of:=[.$F35]*[.N$16]" office:value-type="float" office:value="8.4">
            <text:p>8</text:p>
          </table:table-cell>
          <table:table-cell table:style-name="ce17" table:formula="of:=[.$F35]*[.O$16]" office:value-type="float" office:value="29.4">
            <text:p>29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" office:value-type="string">
            <text:p>LV*2.25+6</text:p>
          </table:table-cell>
          <table:table-cell office:value-type="string">
            <text:p>魔法威力</text:p>
          </table:table-cell>
          <table:table-cell table:formula="of:=ROUNDDOWN([.C$32]*2.25+6;0)" office:value-type="float" office:value="107">
            <text:p>107</text:p>
          </table:table-cell>
          <table:table-cell office:value-type="string">
            <text:p>魔法威力</text:p>
          </table:table-cell>
          <table:table-cell table:style-name="ce15" table:number-columns-repeated="4"/>
          <table:table-cell table:style-name="ce17" table:formula="of:=[.$F36]*[.L$17]" office:value-type="float" office:value="5.35">
            <text:p>5</text:p>
          </table:table-cell>
          <table:table-cell table:style-name="ce17" table:formula="of:=[.$F36]*[.M$17]" office:value-type="float" office:value="5.35">
            <text:p>5</text:p>
          </table:table-cell>
          <table:table-cell table:style-name="ce17" table:formula="of:=[.$F36]*[.N$17]" office:value-type="float" office:value="5.35">
            <text:p>5</text:p>
          </table:table-cell>
          <table:table-cell table:style-name="ce17" table:formula="of:=[.$F36]*[.O$17]" office:value-type="float" office:value="5.35">
            <text:p>5</text:p>
          </table:table-cell>
          <table:table-cell table:style-name="ce15" table:formula="of:=[.$F36]*[.P$17]" office:value-type="float" office:value="85.6">
            <text:p>86</text:p>
          </table:table-cell>
          <table:table-cell table:style-name="ce15" table:formula="of:=[.$F36]*[.Q$17]" office:value-type="float" office:value="90.95">
            <text:p>91</text:p>
          </table:table-cell>
          <table:table-cell table:style-name="ce15" table:formula="of:=[.$F36]*[.R$17]" office:value-type="float" office:value="64.2">
            <text:p>64</text:p>
          </table:table-cell>
          <table:table-cell table:style-name="ce17" table:formula="of:=[.$F36]*[.S$17]" office:value-type="float" office:value="117.7">
            <text:p>118</text:p>
          </table:table-cell>
          <table:table-cell table:style-name="ce17" table:formula="of:=[.$F36]*[.T$17]" office:value-type="float" office:value="107">
            <text:p>107</text:p>
          </table:table-cell>
          <table:table-cell table:style-name="ce17" table:formula="of:=[.$F36]*[.U$17]" office:value-type="float" office:value="123.05">
            <text:p>123</text:p>
          </table:table-cell>
          <table:table-cell table:style-name="ce17" table:formula="of:=[.$F36]*[.V$17]" office:value-type="float" office:value="139.1">
            <text:p>139</text:p>
          </table:table-cell>
          <table:table-cell table:style-name="ce17" table:formula="of:=[.$F36]*[.W$17]" office:value-type="float" office:value="96.3">
            <text:p>96</text:p>
          </table:table-cell>
          <table:table-cell table:style-name="ce15" table:formula="of:=[.$F36]*[.X$17]" office:value-type="float" office:value="74.9">
            <text:p>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LV*1.75 + 6</text:p>
          </table:table-cell>
          <table:table-cell office:value-type="string">
            <text:p>魔法効果</text:p>
          </table:table-cell>
          <table:table-cell table:formula="of:=ROUNDDOWN([.C$32]*1.75+6;0)" office:value-type="float" office:value="84">
            <text:p>84</text:p>
          </table:table-cell>
          <table:table-cell office:value-type="string">
            <text:p>魔法効果</text:p>
          </table:table-cell>
          <table:table-cell table:style-name="ce15" table:formula="of:=[.$F37]*[.H$18]" office:value-type="float" office:value="16.8">
            <text:p>17</text:p>
          </table:table-cell>
          <table:table-cell table:style-name="ce15" table:formula="of:=[.$F37]*[.I$18]" office:value-type="float" office:value="8.4">
            <text:p>8</text:p>
          </table:table-cell>
          <table:table-cell table:style-name="ce15" table:formula="of:=[.$F37]*[.J$18]" office:value-type="float" office:value="8.4">
            <text:p>8</text:p>
          </table:table-cell>
          <table:table-cell table:style-name="ce15" table:formula="of:=[.$F37]*[.K$18]" office:value-type="float" office:value="8.4">
            <text:p>8</text:p>
          </table:table-cell>
          <table:table-cell table:style-name="ce17" table:formula="of:=[.$F37]*[.L$18]" office:value-type="float" office:value="21">
            <text:p>21</text:p>
          </table:table-cell>
          <table:table-cell table:style-name="ce17" table:formula="of:=[.$F37]*[.M$18]" office:value-type="float" office:value="12.6">
            <text:p>13</text:p>
          </table:table-cell>
          <table:table-cell table:style-name="ce17" table:formula="of:=[.$F37]*[.N$18]" office:value-type="float" office:value="12.6">
            <text:p>13</text:p>
          </table:table-cell>
          <table:table-cell table:style-name="ce17" table:formula="of:=[.$F37]*[.O$18]" office:value-type="float" office:value="12.6">
            <text:p>13</text:p>
          </table:table-cell>
          <table:table-cell table:style-name="ce15" table:formula="of:=[.$F37]*[.P$18]" office:value-type="float" office:value="33.6">
            <text:p>34</text:p>
          </table:table-cell>
          <table:table-cell table:style-name="ce15" table:formula="of:=[.$F37]*[.Q$18]" office:value-type="float" office:value="33.6">
            <text:p>34</text:p>
          </table:table-cell>
          <table:table-cell table:style-name="ce15" table:formula="of:=[.$F37]*[.R$18]" office:value-type="float" office:value="21">
            <text:p>21</text:p>
          </table:table-cell>
          <table:table-cell table:style-name="ce17" table:formula="of:=[.$F37]*[.S$18]" office:value-type="float" office:value="42">
            <text:p>42</text:p>
          </table:table-cell>
          <table:table-cell table:style-name="ce17" table:formula="of:=[.$F37]*[.T$18]" office:value-type="float" office:value="42">
            <text:p>42</text:p>
          </table:table-cell>
          <table:table-cell table:style-name="ce17" table:formula="of:=[.$F37]*[.U$18]" office:value-type="float" office:value="37.8">
            <text:p>38</text:p>
          </table:table-cell>
          <table:table-cell table:style-name="ce17" table:formula="of:=[.$F37]*[.V$18]" office:value-type="float" office:value="58.8">
            <text:p>59</text:p>
          </table:table-cell>
          <table:table-cell table:style-name="ce17" table:formula="of:=[.$F37]*[.W$18]" office:value-type="float" office:value="42">
            <text:p>42</text:p>
          </table:table-cell>
          <table:table-cell table:style-name="ce15" table:formula="of:=[.$F37]*[.X$18]" office:value-type="float" office:value="33.6">
            <text:p>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LV * 2.25 +6</text:p>
          </table:table-cell>
          <table:table-cell table:style-name="Default" office:value-type="string">
            <text:p>銃攻撃</text:p>
          </table:table-cell>
          <table:table-cell table:formula="of:=ROUNDDOWN([.C$32]*2.25+6;0)" office:value-type="float" office:value="107">
            <text:p>107</text:p>
          </table:table-cell>
          <table:table-cell table:style-name="ce13" office:value-type="string">
            <text:p>銃攻撃</text:p>
          </table:table-cell>
          <table:table-cell table:style-name="ce14" table:number-columns-repeated="4"/>
          <table:table-cell table:style-name="ce16" table:number-columns-repeated="4"/>
          <table:table-cell table:number-columns-repeated="9"/>
          <table:table-cell table:style-name="ce19" table:formula="of:=[.$F38]*[.Y$19]" office:value-type="float" office:value="117.7">
            <text:p>118</text:p>
          </table:table-cell>
          <table:table-cell table:style-name="ce19" table:formula="of:=[.$F38]*[.Z$19]" office:value-type="float" office:value="139.1">
            <text:p>139</text:p>
          </table:table-cell>
          <table:table-cell table:style-name="ce19" table:formula="of:=[.$F38]*[.AA$19]" office:value-type="float" office:value="64.2">
            <text:p>64</text:p>
          </table:table-cell>
          <table:table-cell table:style-name="ce19" table:formula="of:=[.$F38]*[.AB$19]" office:value-type="float" office:value="155.15">
            <text:p>155</text:p>
          </table:table-cell>
          <table:table-cell table:style-name="ce19" table:formula="of:=[.$F38]*[.AC$19]" office:value-type="float" office:value="53.5">
            <text:p>54</text:p>
          </table:table-cell>
        </table:table-row>
        <table:table-row table:style-name="ro1">
          <table:table-cell table:number-columns-repeated="3"/>
          <table:table-cell table:style-name="ce2" office:value-type="string">
            <text:p>LV*1.75 + 6</text:p>
          </table:table-cell>
          <table:table-cell office:value-type="string">
            <text:p>銃命中</text:p>
          </table:table-cell>
          <table:table-cell table:formula="of:=ROUNDDOWN([.C$32]*1.75+6;0)" office:value-type="float" office:value="84">
            <text:p>84</text:p>
          </table:table-cell>
          <table:table-cell office:value-type="string">
            <text:p>銃命中</text:p>
          </table:table-cell>
          <table:table-cell table:style-name="ce14" table:number-columns-repeated="4"/>
          <table:table-cell table:style-name="ce16" table:number-columns-repeated="4"/>
          <table:table-cell table:number-columns-repeated="9"/>
          <table:table-cell table:formula="of:=[.$F39]+[.Y$20]" office:value-type="float" office:value="104">
            <text:p>104</text:p>
          </table:table-cell>
          <table:table-cell table:formula="of:=[.$F39]+[.Z$20]" office:value-type="float" office:value="94">
            <text:p>94</text:p>
          </table:table-cell>
          <table:table-cell table:formula="of:=[.$F39]+[.AA$20]" office:value-type="float" office:value="79">
            <text:p>79</text:p>
          </table:table-cell>
          <table:table-cell table:formula="of:=[.$F39]+[.AB$20]" office:value-type="float" office:value="124">
            <text:p>124</text:p>
          </table:table-cell>
          <table:table-cell table:formula="of:=[.$F39]+[.AC$20]" office:value-type="float" office:value="94">
            <text:p>94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>
            <text:p>LV</text:p>
          </table:table-cell>
          <table:table-cell table:style-name="ce2" office:value-type="float" office:value="3">
            <text:p>3</text:p>
          </table:table-cell>
          <table:table-cell/>
          <table:table-cell table:style-name="ce2"/>
          <table:table-cell table:style-name="ce20"/>
          <table:table-cell table:number-columns-repeated="4"/>
        </table:table-row>
        <table:table-row table:style-name="ro1">
          <table:table-cell table:number-columns-repeated="3"/>
          <table:table-cell table:style-name="ce2" table:number-columns-repeated="2"/>
          <table:table-cell table:style-name="ce20"/>
          <table:table-cell table:number-columns-repeated="4"/>
        </table:table-row>
        <table:table-row table:style-name="ro2">
          <table:table-cell/>
          <table:table-cell table:style-name="ce2" office:value-type="string">
            <text:p>力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2" office:value-type="string">
            <text:p>攻撃</text:p>
          </table:table-cell>
          <table:table-cell table:style-name="ce20" table:formula="of:=ROUNDDOWN([.C4]*2+[.C6]*2.5+[.C9]*1;0)" office:value-type="float" office:value="10">
            <text:p>10</text:p>
          </table:table-cell>
          <table:table-cell/>
          <table:table-cell office:value-type="string">
            <text:p>LV*2+力*2.5+耐</text:p>
          </table:table-cell>
          <table:table-cell office:value-type="string">
            <text:p>LV/2+力 <text:s text:c="3"/>+耐/2</text:p>
          </table:table-cell>
          <table:table-cell office:value-type="string">
            <text:p>LV*1.5+力*1.5+耐/2</text:p>
          </table:table-cell>
        </table:table-row>
        <table:table-row table:style-name="ro2">
          <table:table-cell/>
          <table:table-cell table:style-name="ce2" office:value-type="string">
            <text:p>知恵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2" office:value-type="string">
            <text:p>命中</text:p>
          </table:table-cell>
          <table:table-cell table:style-name="ce20" table:formula="of:=ROUNDDOWN([.C4]*2;0)+ROUNDDOWN([.C10]*2.5;0)+ROUNDDOWN([.C11]*1;0)" office:value-type="float" office:value="28">
            <text:p>28</text:p>
          </table:table-cell>
          <table:table-cell/>
          <table:table-cell office:value-type="string">
            <text:p>LV*2+速*2.5+運</text:p>
          </table:table-cell>
          <table:table-cell office:value-type="string">
            <text:p>LV <text:s/>+速 <text:s text:c="3"/>+運/2</text:p>
          </table:table-cell>
          <table:table-cell office:value-type="string">
            <text:p>LV <text:s text:c="3"/>+速*1.5+運/2</text:p>
          </table:table-cell>
        </table:table-row>
        <table:table-row table:style-name="ro2">
          <table:table-cell/>
          <table:table-cell table:style-name="ce2" office:value-type="string">
            <text:p>魔力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2" office:value-type="string">
            <text:p>防御</text:p>
          </table:table-cell>
          <table:table-cell table:style-name="ce20" table:formula="of:=ROUNDDOWN([.C4]*2+[.C9]*2+ROUNDDOWN(([.C6]+[.C9]*2)/2;0);0)" office:value-type="float" office:value="12">
            <text:p>12</text:p>
          </table:table-cell>
          <table:table-cell/>
          <table:table-cell office:value-type="string">
            <text:p>LV*2+耐*2 <text:s/>+(力+耐*2)/2</text:p>
          </table:table-cell>
          <table:table-cell office:value-type="string">
            <text:p>LV <text:s/>+耐</text:p>
          </table:table-cell>
          <table:table-cell office:value-type="string">
            <text:p>LV <text:s text:c="3"/>+耐 <text:s text:c="3"/>+(力+耐*2)/2</text:p>
          </table:table-cell>
        </table:table-row>
        <table:table-row table:style-name="ro2">
          <table:table-cell/>
          <table:table-cell table:style-name="ce2" office:value-type="string">
            <text:p>耐力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 office:value-type="string">
            <text:p>回避</text:p>
          </table:table-cell>
          <table:table-cell table:style-name="ce1" table:formula="of:=ROUNDDOWN([.C4]*2;0)+ROUNDDOWN([.C10]*2.5;0)+ROUNDDOWN([.C11]*1;0)" office:value-type="float" office:value="28">
            <text:p>28</text:p>
          </table:table-cell>
          <table:table-cell/>
          <table:table-cell office:value-type="string">
            <text:p>LV*2+速*2.5+運</text:p>
          </table:table-cell>
          <table:table-cell office:value-type="string">
            <text:p>LV <text:s/>+速 <text:s text:c="3"/>+運/2</text:p>
          </table:table-cell>
          <table:table-cell office:value-type="string">
            <text:p>LV <text:s text:c="3"/>+速*1.5+運/2</text:p>
          </table:table-cell>
        </table:table-row>
        <table:table-row table:style-name="ro2">
          <table:table-cell/>
          <table:table-cell table:style-name="ce2" office:value-type="string">
            <text:p>速さ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2" office:value-type="string">
            <text:p>魔法威力</text:p>
          </table:table-cell>
          <table:table-cell table:style-name="ce20" table:formula="of:=ROUNDDOWN([.C4]*2+[.C8]*2.5+[.C7];0)" office:value-type="float" office:value="21">
            <text:p>21</text:p>
          </table:table-cell>
          <table:table-cell/>
          <table:table-cell office:value-type="string">
            <text:p>LV*2+魔*2.5+知</text:p>
          </table:table-cell>
          <table:table-cell office:value-type="string">
            <text:p>LV/2+魔/2</text:p>
          </table:table-cell>
          <table:table-cell office:value-type="string">
            <text:p>LV*1.5+魔*1.5+知</text:p>
          </table:table-cell>
        </table:table-row>
        <table:table-row table:style-name="ro2">
          <table:table-cell/>
          <table:table-cell table:style-name="ce2" office:value-type="string">
            <text:p>運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2" office:value-type="string">
            <text:p>魔法効果</text:p>
          </table:table-cell>
          <table:table-cell table:style-name="ce20" table:formula="of:=ROUNDDOWN([.C4]*2+[.C7]*2+[.C11]+[.C8]/2;0)" office:value-type="float" office:value="21">
            <text:p>21</text:p>
          </table:table-cell>
          <table:table-cell/>
          <table:table-cell office:value-type="string">
            <text:p>LV*2+知*2 <text:s/>+運+魔/2</text:p>
          </table:table-cell>
          <table:table-cell office:value-type="string">
            <text:p>LV <text:s/>+知 <text:s text:c="3"/>+運/2</text:p>
          </table:table-cell>
          <table:table-cell office:value-type="string">
            <text:p>LV <text:s/>　+知 <text:s text:c="3"/>+運/2　+魔/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LV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0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>
            <text:p>力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2" office:value-type="string">
            <text:p>攻撃</text:p>
          </table:table-cell>
          <table:table-cell table:style-name="ce20" table:formula="of:=ROUNDDOWN([.C13]/2;0)+[.C15]+ROUNDDOWN([.C18]/2;0)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知恵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2" office:value-type="string">
            <text:p>命中</text:p>
          </table:table-cell>
          <table:table-cell table:style-name="ce20" table:formula="of:=ROUNDDOWN([.C13]*1;0)+ROUNDDOWN([.C19]*1;0)+ROUNDDOWN([.C20]/2;0)"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魔力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2" office:value-type="string">
            <text:p>防御</text:p>
          </table:table-cell>
          <table:table-cell table:style-name="ce20" table:formula="of:=ROUNDDOWN([.C13];0)+[.C18]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耐力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 office:value-type="string">
            <text:p>回避</text:p>
          </table:table-cell>
          <table:table-cell table:style-name="ce1" table:formula="of:=[.C13]+[.C19]+ROUNDDOWN([.C20]/2;0)"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速さ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2" office:value-type="string">
            <text:p>魔法威力</text:p>
          </table:table-cell>
          <table:table-cell table:style-name="ce20" table:formula="of:=ROUNDDOWN([.C13]/2;0)+[.C17]+ROUNDDOWN([.C16]/2;0)" office:value-type="float" office:value="7">
            <text:p>7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>
            <text:p>運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2" office:value-type="string">
            <text:p>魔法効果</text:p>
          </table:table-cell>
          <table:table-cell table:style-name="ce20" table:formula="of:=[.C13]+[.C16]+ROUNDDOWN([.C20]/2;0)" office:value-type="float" office:value="9">
            <text:p>9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number-columns-repeated="2"/>
          <table:table-cell table:style-name="ce22"/>
          <table:table-cell table:number-columns-repeated="3"/>
        </table:table-row>
        <table:table-row table:style-name="ro1">
          <table:table-cell table:number-columns-repeated="5"/>
          <table:table-cell table:style-name="ce21"/>
          <table:table-cell table:style-name="ce22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ce22"/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table:style-name="ce22"/>
          <table:table-cell table:number-columns-repeated="3"/>
        </table:table-row>
        <table:table-row table:style-name="ro1">
          <table:table-cell table:number-columns-repeated="5"/>
          <table:table-cell table:style-name="ce21"/>
          <table:table-cell table:style-name="ce22"/>
          <table:table-cell table:number-columns-repeated="3"/>
        </table:table-row>
        <table:table-row table:style-name="ro1">
          <table:table-cell table:number-columns-repeated="6"/>
          <table:table-cell table:style-name="ce22"/>
          <table:table-cell table:number-columns-repeated="3"/>
        </table:table-row>
        <table:table-row table:style-name="ro1">
          <table:table-cell table:number-columns-repeated="6"/>
          <table:table-cell table:style-name="ce22"/>
          <table:table-cell table:number-columns-repeated="3"/>
        </table:table-row>
      </table:table>
      <table:table table:name="Sheet1" table:style-name="ta1" table:print="false">
        <office:forms form:automatic-focus="false" form:apply-design-mode="false"/>
        <table:table-column table:style-name="co21" table:default-cell-style-name="Default"/>
        <table:table-column table:style-name="co9" table:default-cell-style-name="ce2"/>
        <table:table-column table:style-name="co22" table:default-cell-style-name="ce1"/>
        <table:table-column table:style-name="co17" table:default-cell-style-name="ce1"/>
        <table:table-column table:style-name="co7" table:default-cell-style-name="ce2"/>
        <table:table-column table:style-name="co12" table:default-cell-style-name="ce20"/>
        <table:table-column table:style-name="co8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 office:value-type="string">
            <text:p>パラメータ手動</text:p>
          </table:table-cell>
          <table:table-cell table:style-name="ce1" office:value-type="string">
            <text:p>LV</text:p>
          </table:table-cell>
          <table:table-cell table:style-name="ce2" office:value-type="float" office:value="3">
            <text:p>3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4"/>
          <table:table-cell office:value-type="string">
            <text:p>人間ステと悪魔ステの違い</text:p>
          </table:table-cell>
          <table:table-cell table:number-columns-repeated="3"/>
        </table:table-row>
        <table:table-row table:style-name="ro1">
          <table:table-cell office:value-type="string">
            <text:p>悪魔ステ</text:p>
          </table:table-cell>
          <table:table-cell office:value-type="string">
            <text:p>力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攻撃</text:p>
          </table:table-cell>
          <table:table-cell table:formula="of:=ROUNDDOWN([.C1]*2+[.C3]*2.5+[.C6]*1;0)" office:value-type="float" office:value="10">
            <text:p>10</text:p>
          </table:table-cell>
          <table:table-cell/>
          <table:table-cell table:style-name="ce2" office:value-type="string">
            <text:p>攻撃</text:p>
          </table:table-cell>
          <table:table-cell table:style-name="ce20" table:formula="of:=[.F3]-[.F12]"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3">
            <text:p>3</text:p>
          </table:table-cell>
          <table:table-cell/>
          <table:table-cell office:value-type="string">
            <text:p>命中</text:p>
          </table:table-cell>
          <table:table-cell table:formula="of:=ROUNDDOWN([.C1]*2;0)+ROUNDDOWN([.C7]*2.5;0)+ROUNDDOWN([.C8]*1;0)" office:value-type="float" office:value="28">
            <text:p>28</text:p>
          </table:table-cell>
          <table:table-cell/>
          <table:table-cell table:style-name="ce2" office:value-type="string">
            <text:p>命中</text:p>
          </table:table-cell>
          <table:table-cell table:style-name="ce20" table:formula="of:=[.F4]-[.F13]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5">
            <text:p>5</text:p>
          </table:table-cell>
          <table:table-cell/>
          <table:table-cell office:value-type="string">
            <text:p>防御</text:p>
          </table:table-cell>
          <table:table-cell table:formula="of:=ROUNDDOWN([.C1]*2+[.C6]*2+ROUNDDOWN(([.C3]+[.C6]*2)/2;0);0)" office:value-type="float" office:value="12">
            <text:p>12</text:p>
          </table:table-cell>
          <table:table-cell/>
          <table:table-cell table:style-name="ce2" office:value-type="string">
            <text:p>防御</text:p>
          </table:table-cell>
          <table:table-cell table:style-name="ce20" table:formula="of:=[.F5]-[.F14]"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2">
            <text:p>2</text:p>
          </table:table-cell>
          <table:table-cell/>
          <table:table-cell office:value-type="string">
            <text:p>回避</text:p>
          </table:table-cell>
          <table:table-cell table:style-name="ce1" table:formula="of:=ROUNDDOWN([.C1]*2;0)+ROUNDDOWN([.C7]*2.5;0)+ROUNDDOWN([.C8]*1;0)" office:value-type="float" office:value="28">
            <text:p>28</text:p>
          </table:table-cell>
          <table:table-cell/>
          <table:table-cell table:style-name="ce2" office:value-type="string">
            <text:p>回避</text:p>
          </table:table-cell>
          <table:table-cell table:style-name="ce20" table:formula="of:=[.F6]-[.F15]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6">
            <text:p>6</text:p>
          </table:table-cell>
          <table:table-cell/>
          <table:table-cell office:value-type="string">
            <text:p>魔法威力</text:p>
          </table:table-cell>
          <table:table-cell table:formula="of:=ROUNDDOWN([.C1]*2+[.C5]*2.5+[.C4];0)" office:value-type="float" office:value="21">
            <text:p>21</text:p>
          </table:table-cell>
          <table:table-cell/>
          <table:table-cell table:style-name="ce2" office:value-type="string">
            <text:p>魔法威力</text:p>
          </table:table-cell>
          <table:table-cell table:style-name="ce20" table:formula="of:=[.F7]-[.F16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7">
            <text:p>7</text:p>
          </table:table-cell>
          <table:table-cell/>
          <table:table-cell office:value-type="string">
            <text:p>魔法効果</text:p>
          </table:table-cell>
          <table:table-cell table:formula="of:=ROUNDDOWN([.C1]*2+[.C4]*2+[.C8]+[.C5]/2;0)" office:value-type="float" office:value="21">
            <text:p>21</text:p>
          </table:table-cell>
          <table:table-cell/>
          <table:table-cell table:style-name="ce2" office:value-type="string">
            <text:p>魔法効果</text:p>
          </table:table-cell>
          <table:table-cell table:style-name="ce20" table:formula="of:=[.F8]-[.F17]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20"/>
          <table:table-cell table:style-name="Default" table:number-columns-repeated="2"/>
          <table:table-cell/>
          <table:table-cell office:value-type="string">
            <text:p>銃攻撃</text:p>
          </table:table-cell>
          <table:table-cell table:formula="of:=[.F3]-[.F18]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string">
            <text:p>LV</text:p>
          </table:table-cell>
          <table:table-cell table:style-name="ce25" table:formula="of:=[.C1]" office:value-type="float" office:value="3">
            <text:p>3</text:p>
          </table:table-cell>
          <table:table-cell table:style-name="ce2"/>
          <table:table-cell table:number-columns-repeated="3"/>
          <table:table-cell table:style-name="ce2" office:value-type="string">
            <text:p>銃命中</text:p>
          </table:table-cell>
          <table:table-cell table:formula="of:=[.F4]-[.F19]"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table:style-name="ce25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>
            <text:p>人間ステ</text:p>
          </table:table-cell>
          <table:table-cell table:style-name="ce25" office:value-type="string">
            <text:p>力</text:p>
          </table:table-cell>
          <table:table-cell table:style-name="ce25" table:formula="of:=[.C3]" office:value-type="float" office:value="1">
            <text:p>1</text:p>
          </table:table-cell>
          <table:table-cell/>
          <table:table-cell office:value-type="string">
            <text:p>攻撃</text:p>
          </table:table-cell>
          <table:table-cell table:formula="of:=ROUNDDOWN([.C10]/2;0)+[.C12]+ROUNDDOWN([.C15]/2;0)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25" office:value-type="string">
            <text:p>知恵</text:p>
          </table:table-cell>
          <table:table-cell table:style-name="ce25" table:formula="of:=[.C4]" office:value-type="float" office:value="3">
            <text:p>3</text:p>
          </table:table-cell>
          <table:table-cell/>
          <table:table-cell office:value-type="string">
            <text:p>命中</text:p>
          </table:table-cell>
          <table:table-cell table:formula="of:=ROUNDDOWN([.C10]*1;0)+ROUNDDOWN([.C16]*1;0)+ROUNDDOWN([.C17]/2;0)"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25" office:value-type="string">
            <text:p>魔力</text:p>
          </table:table-cell>
          <table:table-cell table:style-name="ce25" table:formula="of:=[.C5]" office:value-type="float" office:value="5">
            <text:p>5</text:p>
          </table:table-cell>
          <table:table-cell/>
          <table:table-cell office:value-type="string">
            <text:p>防御</text:p>
          </table:table-cell>
          <table:table-cell table:formula="of:=ROUNDDOWN([.C10];0)+[.C15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25" office:value-type="string">
            <text:p>耐力</text:p>
          </table:table-cell>
          <table:table-cell table:style-name="ce25" table:formula="of:=[.C6]" office:value-type="float" office:value="2">
            <text:p>2</text:p>
          </table:table-cell>
          <table:table-cell/>
          <table:table-cell office:value-type="string">
            <text:p>回避</text:p>
          </table:table-cell>
          <table:table-cell table:style-name="ce1" table:formula="of:=[.C10]+[.C16]+ROUNDDOWN([.C17]/2;0)"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25" office:value-type="string">
            <text:p>速さ</text:p>
          </table:table-cell>
          <table:table-cell table:style-name="ce25" table:formula="of:=[.C7]" office:value-type="float" office:value="6">
            <text:p>6</text:p>
          </table:table-cell>
          <table:table-cell/>
          <table:table-cell office:value-type="string">
            <text:p>魔法威力</text:p>
          </table:table-cell>
          <table:table-cell table:formula="of:=ROUNDDOWN([.C10]/2;0)+[.C14]+ROUNDDOWN([.C13]/2;0)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25" office:value-type="string">
            <text:p>運</text:p>
          </table:table-cell>
          <table:table-cell table:style-name="ce25" table:formula="of:=[.C8]" office:value-type="float" office:value="7">
            <text:p>7</text:p>
          </table:table-cell>
          <table:table-cell/>
          <table:table-cell office:value-type="string">
            <text:p>魔法効果</text:p>
          </table:table-cell>
          <table:table-cell table:formula="of:=[.C10]+[.C13]+ROUNDDOWN([.C17]/2;0)"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銃攻撃</text:p>
          </table:table-cell>
          <table:table-cell table:style-name="Default" table:formula="of:=ROUNDDOWN([.C10]/2+[.C13]/2+[.C16]/4*1;0)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2"/>
          <table:table-cell table:style-name="Default"/>
          <table:table-cell office:value-type="string">
            <text:p>銃命中</text:p>
          </table:table-cell>
          <table:table-cell table:formula="of:=ROUNDDOWN([.C10]+[.C16]/2+[.C17]/2+[.C13]/2;0)"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20"/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 table:print="false">
        <office:forms form:automatic-focus="false" form:apply-design-mode="false"/>
        <table:table-column table:style-name="co5" table:default-cell-style-name="Default"/>
        <table:table-column table:style-name="co25" table:default-cell-style-name="ce2"/>
        <table:table-column table:style-name="co11" table:default-cell-style-name="ce1"/>
        <table:table-column table:style-name="co17" table:default-cell-style-name="ce1"/>
        <table:table-column table:style-name="co26" table:default-cell-style-name="ce2"/>
        <table:table-column table:style-name="co27" table:default-cell-style-name="ce20"/>
        <table:table-column table:style-name="co9" table:default-cell-style-name="Default"/>
        <table:table-column table:style-name="co2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>
            <text:p>人間捨て</text:p>
          </table:table-cell>
          <table:table-cell table:number-columns-repeated="3"/>
          <table:table-cell table:style-name="ce2"/>
          <table:table-cell table:style-name="ce20"/>
          <table:table-cell/>
        </table:table-row>
        <table:table-row table:style-name="ro1">
          <table:table-cell office:value-type="string">
            <text:p>妖精ピクシー</text:p>
          </table:table-cell>
          <table:table-cell table:style-name="ce1" office:value-type="string">
            <text:p>LV</text:p>
          </table:table-cell>
          <table:table-cell table:style-name="ce2" office:value-type="float" office:value="3">
            <text:p>3</text:p>
          </table:table-cell>
          <table:table-cell table:style-name="Default"/>
          <table:table-cell table:number-columns-repeated="5"/>
          <table:table-cell table:style-name="ce1" office:value-type="string">
            <text:p>LV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0"/>
          <table:table-cell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5"/>
          <table:table-cell table:style-name="ce2" office:value-type="string">
            <text:p>力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攻撃</text:p>
          </table:table-cell>
          <table:table-cell table:style-name="ce20" table:formula="of:=ROUNDDOWN([.K3]/2;0)+[.K4]+ROUNDDOWN([.K7]/2;0)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力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table:formula="of:=ROUNDDOWN([.C3]*2+[.C5]*2.5+[.C8]*1;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知恵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命中</text:p>
          </table:table-cell>
          <table:table-cell table:style-name="ce20" table:formula="of:=ROUNDDOWN([.K3]*1;0)+ROUNDDOWN([.K8]*1;0)+ROUNDDOWN([.K9]/2;0)"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命中</text:p>
          </table:table-cell>
          <table:table-cell table:formula="of:=ROUNDDOWN([.C3]*2;0)+ROUNDDOWN([.C9]*2.5;0)+ROUNDDOWN([.C10]*1;0)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魔力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防御</text:p>
          </table:table-cell>
          <table:table-cell table:style-name="ce20" table:formula="of:=ROUNDDOWN([.K3];0)+[.K7]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防御</text:p>
          </table:table-cell>
          <table:table-cell table:formula="of:=ROUNDDOWN([.C3]*2+[.C8]*2+ROUNDDOWN(([.C5]+[.C8]*2)/2;0);0)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耐力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回避</text:p>
          </table:table-cell>
          <table:table-cell table:style-name="ce1" table:formula="of:=[.K3]+[.K8]+ROUNDDOWN([.K9]/2;0)"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回避</text:p>
          </table:table-cell>
          <table:table-cell table:style-name="ce1" table:formula="of:=ROUNDDOWN([.C3]*2;0)+ROUNDDOWN([.C9]*2.5;0)+ROUNDDOWN([.C10]*1;0)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速さ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魔法威力</text:p>
          </table:table-cell>
          <table:table-cell table:style-name="ce20" table:formula="of:=ROUNDDOWN([.K3]/2;0)+[.K6]+ROUNDDOWN([.K5]/2;0)"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魔法威力</text:p>
          </table:table-cell>
          <table:table-cell table:formula="of:=ROUNDDOWN([.C3]*2+[.C7]*2.5+[.C6];0)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運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魔法効果</text:p>
          </table:table-cell>
          <table:table-cell table:style-name="ce20" table:formula="of:=[.K3]+[.K5]+ROUNDDOWN([.K9]/2;0)"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魔法効果</text:p>
          </table:table-cell>
          <table:table-cell table:formula="of:=ROUNDDOWN([.C3]*2+[.C6]*2+[.C10]+[.C7]/2;0)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20" table:formula="of:=[.L4]+[.L5]+[.L6]+[.L7]+[.L8]+[.L9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20" table:formula="of:=[.D5]+[.D6]+[.D7]+[.D8]+[.D9]+[.D10]" office:value-type="float" office:value="0">
            <text:p>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office:value-type="string">
            <text:p>相違</text:p>
          </table:table-cell>
          <table:table-cell table:number-columns-repeated="7"/>
          <table:table-cell office:value-type="string">
            <text:p>相違</text:p>
          </table:table-cell>
        </table:table-row>
        <table:table-row table:style-name="ro1">
          <table:table-cell office:value-type="string">
            <text:p>女神イーリス</text:p>
          </table:table-cell>
          <table:table-cell table:style-name="ce1" office:value-type="string">
            <text:p>LV</text:p>
          </table:table-cell>
          <table:table-cell table:style-name="ce2" office:value-type="float" office:value="15">
            <text:p>15</text:p>
          </table:table-cell>
          <table:table-cell table:style-name="Default"/>
          <table:table-cell table:number-columns-repeated="8"/>
          <table:table-cell table:style-name="ce2"/>
          <table:table-cell table:style-name="ce20"/>
          <table:table-cell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5"/>
          <table:table-cell table:style-name="ce1" office:value-type="string">
            <text:p>LV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2"/>
          <table:table-cell table:style-name="ce20"/>
          <table:table-cell/>
        </table:table-row>
        <table:table-row table:style-name="ro1">
          <table:table-cell/>
          <table:table-cell office:value-type="string">
            <text:p>力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table:formula="of:=ROUNDDOWN([.C3]*2+[.C5]*2.5+[.C8]*1;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力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攻撃</text:p>
          </table:table-cell>
          <table:table-cell table:style-name="ce20" table:formula="of:=ROUNDDOWN([.K14]/2;0)+[.K15]+ROUNDDOWN([.K18]/2;0)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命中</text:p>
          </table:table-cell>
          <table:table-cell table:formula="of:=ROUNDDOWN([.C3]*2;0)+ROUNDDOWN([.C9]*2.5;0)+ROUNDDOWN([.C10]*1;0)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知恵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命中</text:p>
          </table:table-cell>
          <table:table-cell table:style-name="ce20" table:formula="of:=ROUNDDOWN([.K14]*1;0)+ROUNDDOWN([.K19]*1;0)+ROUNDDOWN([.K20]/2;0)"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防御</text:p>
          </table:table-cell>
          <table:table-cell table:formula="of:=ROUNDDOWN([.C3]*2+[.C8]*2+ROUNDDOWN(([.C5]+[.C8]*2)/2;0);0)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魔力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防御</text:p>
          </table:table-cell>
          <table:table-cell table:style-name="ce20" table:formula="of:=ROUNDDOWN([.K14];0)+[.K18]"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回避</text:p>
          </table:table-cell>
          <table:table-cell table:style-name="ce1" table:formula="of:=ROUNDDOWN([.C3]*2;0)+ROUNDDOWN([.C9]*2.5;0)+ROUNDDOWN([.C10]*1;0)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耐力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回避</text:p>
          </table:table-cell>
          <table:table-cell table:style-name="ce1" table:formula="of:=[.K14]+[.K19]+ROUNDDOWN([.K20]/2;0)"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魔法威力</text:p>
          </table:table-cell>
          <table:table-cell table:formula="of:=ROUNDDOWN([.C3]*2+[.C7]*2.5+[.C6];0)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速さ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魔法威力</text:p>
          </table:table-cell>
          <table:table-cell table:style-name="ce20" table:formula="of:=ROUNDDOWN([.K14]/2;0)+[.K17]+ROUNDDOWN([.K16]/2;0)"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魔法効果</text:p>
          </table:table-cell>
          <table:table-cell table:formula="of:=ROUNDDOWN([.C3]*2+[.C6]*2+[.C10]+[.C7]/2;0)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運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魔法効果</text:p>
          </table:table-cell>
          <table:table-cell table:style-name="ce20" table:formula="of:=[.K14]+[.K16]+ROUNDDOWN([.K20]/2;0)" office:value-type="float" office:value="27">
            <text:p>27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20" table:formula="of:=[.D5]+[.D6]+[.D7]+[.D8]+[.D9]+[.D10]" office:value-type="float" office:value="0">
            <text:p>0</text:p>
          </table:table-cell>
          <table:table-cell table:style-name="Default" table:number-columns-repeated="2"/>
          <table:table-cell table:number-columns-repeated="5"/>
          <table:table-cell table:style-name="ce20" table:formula="of:=[.L15]+[.L16]+[.L17]+[.L18]+[.L19]+[.L2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office:value-type="string">
            <text:p>相違</text:p>
          </table:table-cell>
          <table:table-cell table:number-columns-repeated="7"/>
          <table:table-cell office:value-type="string">
            <text:p>相違</text:p>
          </table:table-cell>
        </table:table-row>
        <table:table-row table:style-name="ro1">
          <table:table-cell office:value-type="string">
            <text:p>妖魔リャナンシー</text:p>
          </table:table-cell>
          <table:table-cell table:style-name="ce1" office:value-type="string">
            <text:p>LV</text:p>
          </table:table-cell>
          <table:table-cell table:style-name="ce2" office:value-type="float" office:value="18">
            <text:p>18</text:p>
          </table:table-cell>
          <table:table-cell table:style-name="Default"/>
          <table:table-cell table:number-columns-repeated="8"/>
          <table:table-cell table:style-name="ce2"/>
          <table:table-cell table:style-name="ce20"/>
          <table:table-cell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5"/>
          <table:table-cell table:style-name="ce1" office:value-type="string">
            <text:p>LV</text:p>
          </table:table-cell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style-name="ce20"/>
          <table:table-cell/>
        </table:table-row>
        <table:table-row table:style-name="ro1">
          <table:table-cell/>
          <table:table-cell office:value-type="string">
            <text:p>力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table:formula="of:=ROUNDDOWN([.C23]*2+[.C25]*2.5+[.C28]*1;0)"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力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攻撃</text:p>
          </table:table-cell>
          <table:table-cell table:style-name="ce20" table:formula="of:=ROUNDDOWN([.K24]/2;0)+[.K25]+ROUNDDOWN([.K28]/2;0)"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命中</text:p>
          </table:table-cell>
          <table:table-cell table:formula="of:=ROUNDDOWN([.C23]*2;0)+ROUNDDOWN([.C29]*2.5;0)+ROUNDDOWN([.C30]*1;0)"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知恵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命中</text:p>
          </table:table-cell>
          <table:table-cell table:style-name="ce20" table:formula="of:=ROUNDDOWN([.K24]*1;0)+ROUNDDOWN([.K29]*1;0)+ROUNDDOWN([.K30]/2;0)" office:value-type="float" office:value="47">
            <text:p>47</text:p>
          </table:table-cell>
          <table:table-cell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防御</text:p>
          </table:table-cell>
          <table:table-cell table:formula="of:=ROUNDDOWN([.C23]*2+[.C28]*2+ROUNDDOWN(([.C25]+[.C28]*2)/2;0);0)"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魔力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防御</text:p>
          </table:table-cell>
          <table:table-cell table:style-name="ce20" table:formula="of:=[.K24]+[.K28]"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回避</text:p>
          </table:table-cell>
          <table:table-cell table:style-name="ce1" table:formula="of:=ROUNDDOWN([.C23]*2;0)+ROUNDDOWN([.C29]*2.5;0)+ROUNDDOWN([.C30]*1;0)"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耐力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回避</text:p>
          </table:table-cell>
          <table:table-cell table:style-name="ce1" table:formula="of:=[.K24]+[.K29]+ROUNDDOWN([.K30]/2;0)" office:value-type="float" office:value="47">
            <text:p>47</text:p>
          </table:table-cell>
          <table:table-cell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魔法威力</text:p>
          </table:table-cell>
          <table:table-cell table:formula="of:=ROUNDDOWN([.C23]*2+[.C27]*2.5+[.C26];0)" office:value-type="float" office:value="66">
            <text:p>66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速さ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魔法威力</text:p>
          </table:table-cell>
          <table:table-cell table:style-name="ce20" table:formula="of:=ROUNDDOWN([.K24]/2;0)+[.K27]+ROUNDDOWN([.K26]/2;0)"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魔法効果</text:p>
          </table:table-cell>
          <table:table-cell table:formula="of:=ROUNDDOWN([.C23]*2+[.C26]*2+[.C30]+[.C27]/2;0)"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運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魔法効果</text:p>
          </table:table-cell>
          <table:table-cell table:style-name="ce20" table:formula="of:=[.K24]+[.K26]+ROUNDDOWN([.K30]/2;0)" office:value-type="float" office:value="47">
            <text:p>47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20" table:formula="of:=[.D25]+[.D26]+[.D27]+[.D28]+[.D29]+[.D30]" office:value-type="float" office:value="0">
            <text:p>0</text:p>
          </table:table-cell>
          <table:table-cell table:style-name="Default" table:number-columns-repeated="2"/>
          <table:table-cell table:number-columns-repeated="5"/>
          <table:table-cell table:style-name="ce20" table:formula="of:=[.L25]+[.L26]+[.L27]+[.L28]+[.L29]+[.L3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office:value-type="string">
            <text:p>相違</text:p>
          </table:table-cell>
          <table:table-cell table:number-columns-repeated="8"/>
        </table:table-row>
        <table:table-row table:style-name="ro1">
          <table:table-cell office:value-type="string">
            <text:p>妖精エルフ</text:p>
          </table:table-cell>
          <table:table-cell table:style-name="ce1" office:value-type="string">
            <text:p>LV</text:p>
          </table:table-cell>
          <table:table-cell table:style-name="ce2" office:value-type="float" office:value="23">
            <text:p>23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力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table:formula="of:=ROUNDDOWN([.C33]*2+[.C35]*2.5+[.C38]*1;0)"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命中</text:p>
          </table:table-cell>
          <table:table-cell table:formula="of:=ROUNDDOWN([.C33]*2;0)+ROUNDDOWN([.C39]*2.5;0)+ROUNDDOWN([.C40]*1;0)"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防御</text:p>
          </table:table-cell>
          <table:table-cell table:formula="of:=ROUNDDOWN([.C33]*2+[.C38]*2+ROUNDDOWN(([.C35]+[.C38]*2)/2;0);0)"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回避</text:p>
          </table:table-cell>
          <table:table-cell table:style-name="ce1" table:formula="of:=ROUNDDOWN([.C33]*2;0)+ROUNDDOWN([.C39]*2.5;0)+ROUNDDOWN([.C40]*1;0)"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魔法威力</text:p>
          </table:table-cell>
          <table:table-cell table:formula="of:=ROUNDDOWN([.C33]*2+[.C37]*2.5+[.C36];0)"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魔法効果</text:p>
          </table:table-cell>
          <table:table-cell table:formula="of:=ROUNDDOWN([.C33]*2+[.C36]*2+[.C40]+[.C37]/2;0)"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0" table:formula="of:=[.D35]+[.D36]+[.D37]+[.D38]+[.D39]+[.D40]" office:value-type="float" office:value="0">
            <text:p>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鬼神</text:p>
          </table:table-cell>
          <table:table-cell table:style-name="ce1" office:value-type="string">
            <text:p>LV</text:p>
          </table:table-cell>
          <table:table-cell table:style-name="ce2" office:value-type="float" office:value="27">
            <text:p>27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力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table:formula="of:=ROUNDDOWN([.C42]*2+[.C44]*2.5+[.C47]*1;0)"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命中</text:p>
          </table:table-cell>
          <table:table-cell table:formula="of:=ROUNDDOWN([.C42]*2;0)+ROUNDDOWN([.C48]*2.5;0)+ROUNDDOWN([.C49]*1;0)"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防御</text:p>
          </table:table-cell>
          <table:table-cell table:formula="of:=ROUNDDOWN([.C42]*2+[.C47]*2+ROUNDDOWN(([.C44]+[.C47]*2)/2;0);0)" office:value-type="float" office:value="97">
            <text:p>9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回避</text:p>
          </table:table-cell>
          <table:table-cell table:style-name="ce1" table:formula="of:=ROUNDDOWN([.C42]*2;0)+ROUNDDOWN([.C48]*2.5;0)+ROUNDDOWN([.C49]*1;0)"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魔法威力</text:p>
          </table:table-cell>
          <table:table-cell table:formula="of:=ROUNDDOWN([.C42]*2+[.C46]*2.5+[.C45];0)"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魔法効果</text:p>
          </table:table-cell>
          <table:table-cell table:formula="of:=ROUNDDOWN([.C42]*2+[.C45]*2+[.C49]+[.C46]/2;0)"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0" table:formula="of:=[.D44]+[.D45]+[.D46]+[.D47]+[.D48]+[.D49]" office:value-type="float" office:value="0">
            <text:p>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龍王</text:p>
          </table:table-cell>
          <table:table-cell table:style-name="ce1" office:value-type="string">
            <text:p>LV</text:p>
          </table:table-cell>
          <table:table-cell table:style-name="ce2" office:value-type="float" office:value="35">
            <text:p>3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力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table:formula="of:=ROUNDDOWN([.C51]*2+[.C53]*2.5+[.C56]*1;0)" office:value-type="float" office:value="131">
            <text:p>13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命中</text:p>
          </table:table-cell>
          <table:table-cell table:formula="of:=ROUNDDOWN([.C51]*2;0)+ROUNDDOWN([.C57]*2.5;0)+ROUNDDOWN([.C58]*1;0)" office:value-type="float" office:value="105">
            <text:p>1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防御</text:p>
          </table:table-cell>
          <table:table-cell table:formula="of:=ROUNDDOWN([.C51]*2+[.C56]*2+ROUNDDOWN(([.C53]+[.C56]*2)/2;0);0)"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回避</text:p>
          </table:table-cell>
          <table:table-cell table:style-name="ce1" table:formula="of:=ROUNDDOWN([.C51]*2;0)+ROUNDDOWN([.C57]*2.5;0)+ROUNDDOWN([.C58]*1;0)" office:value-type="float" office:value="105">
            <text:p>1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魔法威力</text:p>
          </table:table-cell>
          <table:table-cell table:formula="of:=ROUNDDOWN([.C51]*2+[.C55]*2.5+[.C54];0)" office:value-type="float" office:value="100">
            <text:p>100</text:p>
          </table:table-cell>
          <table:table-cell office:value-type="float" office:value="-2">
            <text:p>-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魔法効果</text:p>
          </table:table-cell>
          <table:table-cell table:formula="of:=ROUNDDOWN([.C51]*2+[.C54]*2+[.C58]+[.C55]/2;0)"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0" table:formula="of:=[.D53]+[.D54]+[.D55]+[.D56]+[.D57]+[.D58]" office:value-type="float" office:value="0">
            <text:p>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龍王</text:p>
          </table:table-cell>
          <table:table-cell table:style-name="ce1" office:value-type="string">
            <text:p>LV</text:p>
          </table:table-cell>
          <table:table-cell table:style-name="ce2" office:value-type="float" office:value="43">
            <text:p>43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力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table:formula="of:=ROUNDDOWN([.C60]*2+[.C62]*2.5+[.C65]*1;0)" office:value-type="float" office:value="124">
            <text:p>1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命中</text:p>
          </table:table-cell>
          <table:table-cell table:formula="of:=ROUNDDOWN([.C60]*2;0)+ROUNDDOWN([.C66]*2.5;0)+ROUNDDOWN([.C67]*1;0)" office:value-type="float" office:value="136">
            <text:p>1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防御</text:p>
          </table:table-cell>
          <table:table-cell table:formula="of:=ROUNDDOWN([.C60]*2+[.C65]*2+ROUNDDOWN(([.C62]+[.C65]*2)/2;0);0)" office:value-type="float" office:value="130">
            <text:p>1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回避</text:p>
          </table:table-cell>
          <table:table-cell table:style-name="ce1" table:formula="of:=ROUNDDOWN([.C60]*2;0)+ROUNDDOWN([.C66]*2.5;0)+ROUNDDOWN([.C67]*1;0)" office:value-type="float" office:value="136">
            <text:p>13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魔法威力</text:p>
          </table:table-cell>
          <table:table-cell table:formula="of:=ROUNDDOWN([.C60]*2+[.C64]*2.5+[.C63];0)" office:value-type="float" office:value="146">
            <text:p>14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魔法効果</text:p>
          </table:table-cell>
          <table:table-cell table:formula="of:=ROUNDDOWN([.C60]*2+[.C63]*2+[.C67]+[.C64]/2;0)" office:value-type="float" office:value="138">
            <text:p>13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0" table:formula="of:=[.D62]+[.D63]+[.D64]+[.D65]+[.D66]+[.D67]" office:value-type="float" office:value="0">
            <text:p>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女神イシス</text:p>
          </table:table-cell>
          <table:table-cell table:style-name="ce1" office:value-type="string">
            <text:p>LV</text:p>
          </table:table-cell>
          <table:table-cell table:style-name="ce2" office:value-type="float" office:value="62">
            <text:p>6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力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table:formula="of:=ROUNDDOWN([.C69]*2+[.C71]*2.5+[.C74]*1;0)" office:value-type="float" office:value="206">
            <text:p>20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命中</text:p>
          </table:table-cell>
          <table:table-cell table:formula="of:=ROUNDDOWN([.C69]*2;0)+ROUNDDOWN([.C75]*2.5;0)+ROUNDDOWN([.C76]*1;0)"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防御</text:p>
          </table:table-cell>
          <table:table-cell table:formula="of:=ROUNDDOWN([.C69]*2+[.C74]*2+ROUNDDOWN(([.C71]+[.C74]*2)/2;0);0)" office:value-type="float" office:value="188">
            <text:p>18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回避</text:p>
          </table:table-cell>
          <table:table-cell table:style-name="ce1" table:formula="of:=ROUNDDOWN([.C69]*2;0)+ROUNDDOWN([.C75]*2.5;0)+ROUNDDOWN([.C76]*1;0)"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魔法威力</text:p>
          </table:table-cell>
          <table:table-cell table:formula="of:=ROUNDDOWN([.C69]*2+[.C73]*2.5+[.C72];0)" office:value-type="float" office:value="205">
            <text:p>20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魔法効果</text:p>
          </table:table-cell>
          <table:table-cell table:formula="of:=ROUNDDOWN([.C69]*2+[.C72]*2+[.C76]+[.C73]/2;0)" office:value-type="float" office:value="184">
            <text:p>18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0" table:formula="of:=[.D71]+[.D72]+[.D73]+[.D74]+[.D75]+[.D76]" office:value-type="float" office:value="0">
            <text:p>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天使</text:p>
          </table:table-cell>
          <table:table-cell table:style-name="ce1" office:value-type="string">
            <text:p>LV</text:p>
          </table:table-cell>
          <table:table-cell table:style-name="ce2" office:value-type="float" office:value="95">
            <text:p>9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力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table:formula="of:=ROUNDDOWN([.C78]*2+[.C80]*2.5+[.C83]*1;0)" office:value-type="float" office:value="294">
            <text:p>29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知恵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命中</text:p>
          </table:table-cell>
          <table:table-cell table:formula="of:=ROUNDDOWN([.C78]*2;0)+ROUNDDOWN([.C84]*2.5;0)+ROUNDDOWN([.C85]*1;0)" office:value-type="float" office:value="261">
            <text:p>2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魔力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防御</text:p>
          </table:table-cell>
          <table:table-cell table:formula="of:=ROUNDDOWN([.C78]*2+[.C83]*2+ROUNDDOWN(([.C80]+[.C83]*2)/2;0);0)" office:value-type="float" office:value="292">
            <text:p>29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耐力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回避</text:p>
          </table:table-cell>
          <table:table-cell table:style-name="ce1" table:formula="of:=ROUNDDOWN([.C78]*2;0)+ROUNDDOWN([.C84]*2.5;0)+ROUNDDOWN([.C85]*1;0)" office:value-type="float" office:value="261">
            <text:p>26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速さ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魔法威力</text:p>
          </table:table-cell>
          <table:table-cell table:formula="of:=ROUNDDOWN([.C78]*2+[.C82]*2.5+[.C81];0)" office:value-type="float" office:value="307">
            <text:p>30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運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魔法効果</text:p>
          </table:table-cell>
          <table:table-cell table:formula="of:=ROUNDDOWN([.C78]*2+[.C81]*2+[.C85]+[.C82]/2;0)" office:value-type="float" office:value="281">
            <text:p>28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0" table:formula="of:=[.D80]+[.D81]+[.D82]+[.D83]+[.D84]+[.D85]" office:value-type="float" office:value="0">
            <text:p>0</text:p>
          </table:table-cell>
          <table:table-cell table:style-name="Default" table:number-columns-repeated="2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1" number:min-integer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2016/11/03</text:date>, <text:time>04:03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﨑 努</meta:initial-creator>
    <meta:creation-date>2016-11-01T22:52:40.28</meta:creation-date>
    <dc:date>2016-11-03T04:03:50.90</dc:date>
    <dc:creator>山﨑 努</dc:creator>
    <meta:editing-duration>PT27M10S</meta:editing-duration>
    <meta:editing-cycles>3</meta:editing-cycles>
    <meta:generator>OpenOffice/4.1.2$Win32 OpenOffice.org_project/412m3$Build-9782</meta:generator>
    <meta:document-statistic meta:table-count="4" meta:cell-count="1089" meta:object-count="0"/>
  </office:meta>
</office:document-meta>
</file>